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1.74pt"/>
    </style:style>
    <style:style style:name="co2" style:family="table-column">
      <style:table-column-properties fo:break-before="auto" style:column-width="406.26pt"/>
    </style:style>
    <style:style style:name="co3" style:family="table-column">
      <style:table-column-properties fo:break-before="auto" style:column-width="153.04pt"/>
    </style:style>
    <style:style style:name="co4" style:family="table-column">
      <style:table-column-properties fo:break-before="auto" style:column-width="447.19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43.11pt"/>
    </style:style>
    <style:style style:name="co8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399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dex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ppends</text:p>
          </table:table-cell>
          <table:table-cell office:value-type="string" calcext:value-type="string">
            <text:p>subindex_count</text:p>
          </table:table-cell>
        </table:table-row>
        <table:table-row table:style-name="ro1">
          <table:table-cell office:value-type="string" calcext:value-type="string">
            <text:p>http://purl.org/np/RAM-2ntLXzb2WY1VM_gTrVQDydc6cSVG0fMgB26HmIhnU</text:p>
          </table:table-cell>
          <table:table-cell office:value-type="string" calcext:value-type="string">
            <text:p>Linked Drug-Drug Interactions (LIDDI) dataset v1.02</text:p>
          </table:table-cell>
          <table:table-cell office:value-type="string" calcext:value-type="string">
            <text:p>2018-03-30T16:18:23.447+02:00</text:p>
          </table:table-cell>
          <table:table-cell office:value-type="string" calcext:value-type="string">
            <text:p>http://purl.org/np/RAFWabNamUmb7ShXLO63LDKDWa2TnlujHH8rOT-OIPJ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byBsPKDTg5OGzkHuk4GM47PQxb4uOtRluFpSaXZn-Rw</text:p>
          </table:table-cell>
          <table:table-cell office:value-type="string" calcext:value-type="string">
            <text:p>Drug data extracted from Drugbank via Bio2RDF</text:p>
          </table:table-cell>
          <table:table-cell office:value-type="string" calcext:value-type="string">
            <text:p>2018-03-30T11:35:56.859+02:0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rg/np/RAK_mkjiDrgvlttNWZHgBcRrpepiAiRgVBopYcKUZqUN4</text:p>
          </table:table-cell>
          <table:table-cell office:value-type="string" calcext:value-type="string">
            <text:p>Drug target relations extracted from Drugbank via Bio2RDF</text:p>
          </table:table-cell>
          <table:table-cell office:value-type="string" calcext:value-type="string">
            <text:p>2018-03-30T11:32:30.402+02:00</text:p>
          </table:table-cell>
          <table:table-cell office:value-type="string" calcext:value-type="string">
            <text:p>http://purl.org/np/RAJst-n-XTRNscBhLtlJau0Z3oD7mGfj8WcBOSG1EpzY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ZUFR72KsiOtMWlxTSyGnZzQZylkBItGXDVe0ADmHUOs</text:p>
          </table:table-cell>
          <table:table-cell office:value-type="string" calcext:value-type="string">
            <text:p>Drug target data extracted from Drugbank via Bio2RDF</text:p>
          </table:table-cell>
          <table:table-cell office:value-type="string" calcext:value-type="string">
            <text:p>2018-03-30T11:32:20.211+02:00</text:p>
          </table:table-cell>
          <table:table-cell office:value-type="string" calcext:value-type="string">
            <text:p>http://purl.org/np/RAmn9j1Pe56bcxWIq79gOyf197sfXdcdT39Wy3LZuJk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MYp-s7FxlewSUzyh2LLSQbXnjngkuNXCjlIkDe5h0TY</text:p>
          </table:table-cell>
          <table:table-cell office:value-type="string" calcext:value-type="string">
            <text:p>Food interaction data for drugs extracted from Drugbank via Bio2RDF</text:p>
          </table:table-cell>
          <table:table-cell office:value-type="string" calcext:value-type="string">
            <text:p>2018-03-30T11:32:15.927+02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UgzHCC5Z0uH8v89Bddd9NMdTn7ctK7vZHpOve7YPaG4</text:p>
          </table:table-cell>
          <table:table-cell office:value-type="string" calcext:value-type="string">
            <text:p>Drug-drug interaction data extracted from Drugbank via Bio2RDF</text:p>
          </table:table-cell>
          <table:table-cell office:value-type="string" calcext:value-type="string">
            <text:p>2018-03-30T11:32:14.999+02:00</text:p>
          </table:table-cell>
          <table:table-cell office:value-type="string" calcext:value-type="string">
            <text:p>http://purl.org/np/RAG1KgcXkZV1oNM0xGn28Ki-WiOo_R47whIOLgnd6Blz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D3LTE5gKujkUmYPfY0yhxZHeYW5kwpF_f3YBxYoB7AA</text:p>
          </table:table-cell>
          <table:table-cell office:value-type="string" calcext:value-type="string">
            <text:p>Core drug data extracted from Drugbank via Bio2RDF</text:p>
          </table:table-cell>
          <table:table-cell office:value-type="string" calcext:value-type="string">
            <text:p>2018-03-30T11:32:06.591+02:00</text:p>
          </table:table-cell>
          <table:table-cell office:value-type="string" calcext:value-type="string">
            <text:p>http://purl.org/np/RAmKK_UI3lpslpCyQN71lWa0s-lDHOPE_65MktVI_SF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xem_NvV-uMTtUXUePxcdib0xw90bT1TExLJQp-Z7cgA</text:p>
          </table:table-cell>
          <table:table-cell office:value-type="string" calcext:value-type="string">
            <text:p>Nanopublications extracted from WikiPathways, incremental dataset, 20180310</text:p>
          </table:table-cell>
          <table:table-cell office:value-type="string" calcext:value-type="string">
            <text:p>2018-03-30T09:02:02.202+02: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rg/np/RAMjL9sevrzITxZdeB_tUqfRABp5PlTYhdiNcq_kKz440</text:p>
          </table:table-cell>
          <table:table-cell office:value-type="string" calcext:value-type="string">
            <text:p>Nanopubs covering pathwayParticipation extracted from WikiPathways version 20180310</text:p>
          </table:table-cell>
          <table:table-cell office:value-type="string" calcext:value-type="string">
            <text:p>2018-03-30T09:02:01.844+02:00</text:p>
          </table:table-cell>
          <table:table-cell office:value-type="string" calcext:value-type="string">
            <text:p>http://purl.org/np/RAScMf3aQq4m8LOQHzU4CwQKfT77AFPdM1IzUmhQxSgb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4pAKrybhUh4Y6qazLEitSZ7rXqcxUrGVezfmT4yhIdQ</text:p>
          </table:table-cell>
          <table:table-cell office:value-type="string" calcext:value-type="string">
            <text:p>Nanopubs covering interactions extracted from WikiPathways version 20180310</text:p>
          </table:table-cell>
          <table:table-cell office:value-type="string" calcext:value-type="string">
            <text:p>2018-03-30T09:01:48.198+02:00</text:p>
          </table:table-cell>
          <table:table-cell office:value-type="string" calcext:value-type="string">
            <text:p>http://purl.org/np/RApvDrVzQi3SVkxQti1Gue1tXa5JB8bCjDM7AMThNdQ4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1AMnSjbML9T4WDOsTZu5UDhD7Mr8ExIvztGd4Y4uJfk</text:p>
          </table:table-cell>
          <table:table-cell office:value-type="string" calcext:value-type="string">
            <text:p>Nanopubs covering complexes extracted from WikiPathways version 20180310</text:p>
          </table:table-cell>
          <table:table-cell office:value-type="string" calcext:value-type="string">
            <text:p>2018-03-30T09:01:27.330+02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kIUxPxzVhUMNZ8up0ivmR3th6-qhFvf7LX6oJM78xws</text:p>
          </table:table-cell>
          <table:table-cell office:value-type="string" calcext:value-type="string">
            <text:p>Nanopublications extracted from WikiPathways, incremental dataset, 20180210</text:p>
          </table:table-cell>
          <table:table-cell office:value-type="string" calcext:value-type="string">
            <text:p>2018-03-30T08:59:37.838+02: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rg/np/RAt5TYmiahHGyJ3DOC1-Ys95tGb2Yn4EYwXDuNSpZ5Lqw</text:p>
          </table:table-cell>
          <table:table-cell office:value-type="string" calcext:value-type="string">
            <text:p>Nanopubs covering pathwayParticipation extracted from WikiPathways version 20180210</text:p>
          </table:table-cell>
          <table:table-cell office:value-type="string" calcext:value-type="string">
            <text:p>2018-03-30T08:59:37.195+02:00</text:p>
          </table:table-cell>
          <table:table-cell office:value-type="string" calcext:value-type="string">
            <text:p>http://purl.org/np/RAVqvyNrgyKVp7auLL703bWfuNyh2-ublRdhD3nG7eNb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je8Xo6w9QRPOzaLLaOHvCPFT7frFf3WlJBZY9oui0_I</text:p>
          </table:table-cell>
          <table:table-cell office:value-type="string" calcext:value-type="string">
            <text:p>Nanopubs covering interactions extracted from WikiPathways version 20180210</text:p>
          </table:table-cell>
          <table:table-cell office:value-type="string" calcext:value-type="string">
            <text:p>2018-03-30T08:59:23.792+02:00</text:p>
          </table:table-cell>
          <table:table-cell office:value-type="string" calcext:value-type="string">
            <text:p>http://purl.org/np/RAzSVPE1vwdk9v-pOpBCf2aEtbKtd2LjmoCtFO6NN3GU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MBAEXMXBFUJSO8jVsYdhqmys2VU-oqlMcxiJTzFrv8w</text:p>
          </table:table-cell>
          <table:table-cell office:value-type="string" calcext:value-type="string">
            <text:p>Nanopubs covering complexes extracted from WikiPathways version 20180210</text:p>
          </table:table-cell>
          <table:table-cell office:value-type="string" calcext:value-type="string">
            <text:p>2018-03-30T08:59:02.557+02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_AWcwm57iWtR5GbfhFAV2L2xsGMid8usbrtE-2h7Rzk</text:p>
          </table:table-cell>
          <table:table-cell office:value-type="string" calcext:value-type="string">
            <text:p>Nanopublications extracted from WikiPathways, incremental dataset, 20180110</text:p>
          </table:table-cell>
          <table:table-cell office:value-type="string" calcext:value-type="string">
            <text:p>2018-03-30T08:57:30.074+02: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rg/np/RAtx2TuK8OQBpdA0s4N0vbQtn7EnR5SJ9wHnqeCwiS66c</text:p>
          </table:table-cell>
          <table:table-cell office:value-type="string" calcext:value-type="string">
            <text:p>Nanopubs covering pathwayParticipation extracted from WikiPathways version 20180110</text:p>
          </table:table-cell>
          <table:table-cell office:value-type="string" calcext:value-type="string">
            <text:p>2018-03-30T08:57:29.752+02:00</text:p>
          </table:table-cell>
          <table:table-cell office:value-type="string" calcext:value-type="string">
            <text:p>http://purl.org/np/RA0fCJ4VUx9ztWOS0vJqqTCHabp0ZgpkKu4kJFJkQOpb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viMsz7k0GorXIUUpz_70L1PjlXYYSugmQLOhL7I4_2w</text:p>
          </table:table-cell>
          <table:table-cell office:value-type="string" calcext:value-type="string">
            <text:p>Nanopubs covering interactions extracted from WikiPathways version 20180110</text:p>
          </table:table-cell>
          <table:table-cell office:value-type="string" calcext:value-type="string">
            <text:p>2018-03-30T08:57:17.703+02:00</text:p>
          </table:table-cell>
          <table:table-cell office:value-type="string" calcext:value-type="string">
            <text:p>http://purl.org/np/RA2qd2vaVKVaxnf0e5I1sZ4fBMQ_-bsGdxFzpLRACoM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NZaA3Io8uQjnyqmiIWuazXFdugH_hwbB2N5_LuF8bsY</text:p>
          </table:table-cell>
          <table:table-cell office:value-type="string" calcext:value-type="string">
            <text:p>Nanopubs covering complexes extracted from WikiPathways version 20180110</text:p>
          </table:table-cell>
          <table:table-cell office:value-type="string" calcext:value-type="string">
            <text:p>2018-03-30T08:56:56.916+02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6QNVGZTuDN0g-zEKm02oLlqPO9JVz6cA4J760Bs0Zc4</text:p>
          </table:table-cell>
          <table:table-cell office:value-type="string" calcext:value-type="string">
            <text:p>Nanopublications extracted from WikiPathways, incremental dataset, 20171210</text:p>
          </table:table-cell>
          <table:table-cell office:value-type="string" calcext:value-type="string">
            <text:p>2017-12-18T09:44:46.088+01: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rg/np/RAjiRqNKwIGPRUinw1kgAr5_hLaTrnJqqWLMO1lMfpzYA</text:p>
          </table:table-cell>
          <table:table-cell office:value-type="string" calcext:value-type="string">
            <text:p>Nanopubs covering pathwayParticipation extracted from WikiPathways version 20171210</text:p>
          </table:table-cell>
          <table:table-cell office:value-type="string" calcext:value-type="string">
            <text:p>2017-12-18T09:44:45.799+01:00</text:p>
          </table:table-cell>
          <table:table-cell office:value-type="string" calcext:value-type="string">
            <text:p>http://purl.org/np/RAW7DoUxhMyoitLfeKLp2AaS_YjoN2l0ALzJxrrg6EN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vqkqpEDxgu_CAx00IZSc8MYQqizkQaL4TsB72ThOCqQ</text:p>
          </table:table-cell>
          <table:table-cell office:value-type="string" calcext:value-type="string">
            <text:p>Nanopubs covering interactions extracted from WikiPathways version 20171210</text:p>
          </table:table-cell>
          <table:table-cell office:value-type="string" calcext:value-type="string">
            <text:p>2017-12-18T09:44:35.449+01:00</text:p>
          </table:table-cell>
          <table:table-cell office:value-type="string" calcext:value-type="string">
            <text:p>http://purl.org/np/RA6sukAKArG4DST7-YhQs05qZjEsazsP0fET5KMKPp2e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aeLg9HD-3KD_lG6iJwHXhH_nGQ-1o3DCZRRmzDY-at8</text:p>
          </table:table-cell>
          <table:table-cell office:value-type="string" calcext:value-type="string">
            <text:p>Nanopubs covering complexes extracted from WikiPathways version 20171210</text:p>
          </table:table-cell>
          <table:table-cell office:value-type="string" calcext:value-type="string">
            <text:p>2017-12-18T09:44:18.657+01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02JkPYQWNKYOl1rFM-bAoW34J--0-WMabwzAiYUfs7E</text:p>
          </table:table-cell>
          <table:table-cell office:value-type="string" calcext:value-type="string">
            <text:p>Nanopublications extracted from WikiPathways, incremental dataset, 20171116</text:p>
          </table:table-cell>
          <table:table-cell office:value-type="string" calcext:value-type="string">
            <text:p>2017-12-18T09:37:40.509+01: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rg/np/RA9PgElv4BBEaEFSBrrs_cNlpM6C00kanqjiZKYqHtdLg</text:p>
          </table:table-cell>
          <table:table-cell office:value-type="string" calcext:value-type="string">
            <text:p>Nanopubs covering pathwayParticipation extracted from WikiPathways version 20171116</text:p>
          </table:table-cell>
          <table:table-cell office:value-type="string" calcext:value-type="string">
            <text:p>2017-12-18T09:37:40.233+01:00</text:p>
          </table:table-cell>
          <table:table-cell office:value-type="string" calcext:value-type="string">
            <text:p>http://purl.org/np/RAIKCzJrg5JT6WBbjqgXDUgqQkHMv2kfg-9F4KGUQwDd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EPIhZ2sqkfW2bksN7HGCnPsc-2c5Dl0i0hZijTHbO_I</text:p>
          </table:table-cell>
          <table:table-cell office:value-type="string" calcext:value-type="string">
            <text:p>Nanopubs covering interactions extracted from WikiPathways version 20171116</text:p>
          </table:table-cell>
          <table:table-cell office:value-type="string" calcext:value-type="string">
            <text:p>2017-12-18T09:37:30.159+01:00</text:p>
          </table:table-cell>
          <table:table-cell office:value-type="string" calcext:value-type="string">
            <text:p>http://purl.org/np/RALnwc9Hx5mDSFLkjyMmLGLr_FjyAPeMXRMH9M6yN0S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mV1dLULcQ1Y0XJ2a4XU8Um1seA_W6OLzM7F50qj5YQ4</text:p>
          </table:table-cell>
          <table:table-cell office:value-type="string" calcext:value-type="string">
            <text:p>Nanopubs covering complexes extracted from WikiPathways version 20171116</text:p>
          </table:table-cell>
          <table:table-cell office:value-type="string" calcext:value-type="string">
            <text:p>2017-12-18T09:37:13.161+01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TKvfPRl_biwB4p-35enMzZ-ssqEMWEJLIV2PA8ql-HY</text:p>
          </table:table-cell>
          <table:table-cell office:value-type="string" calcext:value-type="string">
            <text:p>Nanopublications extracted from WikiPathways, incremental dataset, 20171010</text:p>
          </table:table-cell>
          <table:table-cell office:value-type="string" calcext:value-type="string">
            <text:p>2017-12-18T09:35:22.449+01: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rg/np/RAOPQkxpfN6Q0x1c9rPG4YE1qQpra823ANMdl9Cw3P4Cc</text:p>
          </table:table-cell>
          <table:table-cell office:value-type="string" calcext:value-type="string">
            <text:p>Nanopubs covering pathwayParticipation extracted from WikiPathways version 20171010</text:p>
          </table:table-cell>
          <table:table-cell office:value-type="string" calcext:value-type="string">
            <text:p>2017-12-18T09:35:22.166+01:00</text:p>
          </table:table-cell>
          <table:table-cell office:value-type="string" calcext:value-type="string">
            <text:p>http://purl.org/np/RAU7rnABtf3yXLgL79HaRxUdYrA8_iwRKqir8O7_brz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8Z6vtMDkJwrfCwXTeCphiZcbtWcqTOVjOOqGEM5m8EY</text:p>
          </table:table-cell>
          <table:table-cell office:value-type="string" calcext:value-type="string">
            <text:p>Nanopubs covering interactions extracted from WikiPathways version 20171010</text:p>
          </table:table-cell>
          <table:table-cell office:value-type="string" calcext:value-type="string">
            <text:p>2017-12-18T09:35:12.002+01:00</text:p>
          </table:table-cell>
          <table:table-cell office:value-type="string" calcext:value-type="string">
            <text:p>http://purl.org/np/RAnhQsIzUWE0tsDKhnOF_lBtgfkGM8HqKdMkVls0cMJ1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nlfiUUQO_Maf9bB5dJaMDv59Mp8v2K3jFJNoJyuAP9k</text:p>
          </table:table-cell>
          <table:table-cell office:value-type="string" calcext:value-type="string">
            <text:p>Nanopubs covering complexes extracted from WikiPathways version 20171010</text:p>
          </table:table-cell>
          <table:table-cell office:value-type="string" calcext:value-type="string">
            <text:p>2017-12-18T09:34:54.890+01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l8UDvys8ZvCQZPiIKuH6vRws9iK79G-imHk2b4ks_BY</text:p>
          </table:table-cell>
          <table:table-cell office:value-type="string" calcext:value-type="string">
            <text:p>Nanopublications extracted from WikiPathways, incremental dataset, 20170910</text:p>
          </table:table-cell>
          <table:table-cell office:value-type="string" calcext:value-type="string">
            <text:p>2017-12-18T09:32:54.624+01: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rg/np/RA0_EvKhRAp4c-nmRDAVnJFHjN66QpxzTEyuCsqN2mTic</text:p>
          </table:table-cell>
          <table:table-cell office:value-type="string" calcext:value-type="string">
            <text:p>Nanopubs covering pathwayParticipation extracted from WikiPathways version 20170910</text:p>
          </table:table-cell>
          <table:table-cell office:value-type="string" calcext:value-type="string">
            <text:p>2017-12-18T09:32:54.339+01:00</text:p>
          </table:table-cell>
          <table:table-cell office:value-type="string" calcext:value-type="string">
            <text:p>http://purl.org/np/RAsqCbvv8JN98don07sRmhGrEfnl-v81YQcQ9IOt_IRA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KxH7Q3QEzfFNn0UTBZDXdS2zc4msoOHTKmHJ8uK0Es0</text:p>
          </table:table-cell>
          <table:table-cell office:value-type="string" calcext:value-type="string">
            <text:p>Nanopubs covering interactions extracted from WikiPathways version 20170910</text:p>
          </table:table-cell>
          <table:table-cell office:value-type="string" calcext:value-type="string">
            <text:p>2017-12-18T09:32:43.487+01:00</text:p>
          </table:table-cell>
          <table:table-cell office:value-type="string" calcext:value-type="string">
            <text:p>http://purl.org/np/RA5Fx1PfU3PoOBF0mti1_9PHQveboAjNyyUMgDVouHDi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TpzeUn6EUnsbbcjDjykIzMp12L46pryNmKb2fBIeI-A</text:p>
          </table:table-cell>
          <table:table-cell office:value-type="string" calcext:value-type="string">
            <text:p>Nanopubs covering complexes extracted from WikiPathways version 20170910</text:p>
          </table:table-cell>
          <table:table-cell office:value-type="string" calcext:value-type="string">
            <text:p>2017-12-18T09:32:24.671+01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0MYQBxAkmFTGzOUgmorKF-Z05E_n8snH1X3ZWNjmiEQ</text:p>
          </table:table-cell>
          <table:table-cell office:value-type="string" calcext:value-type="string">
            <text:p>Nanopublications extracted from WikiPathways, incremental dataset, 20170810</text:p>
          </table:table-cell>
          <table:table-cell office:value-type="string" calcext:value-type="string">
            <text:p>2017-12-18T09:25:21.870+01: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rg/np/RA6-Jweu-ZkTqtm1bSfncIJGZnxf_f3CNmeIE9aYa8CjE</text:p>
          </table:table-cell>
          <table:table-cell office:value-type="string" calcext:value-type="string">
            <text:p>Nanopubs covering pathwayParticipation extracted from WikiPathways version 20170810</text:p>
          </table:table-cell>
          <table:table-cell office:value-type="string" calcext:value-type="string">
            <text:p>2017-12-18T09:25:21.600+01:00</text:p>
          </table:table-cell>
          <table:table-cell office:value-type="string" calcext:value-type="string">
            <text:p>http://purl.org/np/RAlPTqzc4-qUTp0ZlNOQl83Jc2wzS9zvjBWAgV3K3TTq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GziCxT6VmT0P88oV1fojSV4uGTDN6GRMhWQtYivAm5Q</text:p>
          </table:table-cell>
          <table:table-cell office:value-type="string" calcext:value-type="string">
            <text:p>Nanopubs covering interactions extracted from WikiPathways version 20170810</text:p>
          </table:table-cell>
          <table:table-cell office:value-type="string" calcext:value-type="string">
            <text:p>2017-12-18T09:25:11.039+01:00</text:p>
          </table:table-cell>
          <table:table-cell office:value-type="string" calcext:value-type="string">
            <text:p>http://purl.org/np/RAghpGB5H9KIdENn9Bs6HXgbJ3v_LNEpR6Dyshfuy1V0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rhG7E2zajatC9l5YfYJ97yrdvNn2gAJjyJV5G9X4xLA</text:p>
          </table:table-cell>
          <table:table-cell office:value-type="string" calcext:value-type="string">
            <text:p>Nanopubs covering complexes extracted from WikiPathways version 20170810</text:p>
          </table:table-cell>
          <table:table-cell office:value-type="string" calcext:value-type="string">
            <text:p>2017-12-18T09:24:52.194+01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TjW4Rl_8gGY_SdlIYaaRuLiKMBYKtHZ78MoiuHDzwg8</text:p>
          </table:table-cell>
          <table:table-cell office:value-type="string" calcext:value-type="string">
            <text:p>Nanopublications extracted from WikiPathways, incremental dataset, 20170710</text:p>
          </table:table-cell>
          <table:table-cell office:value-type="string" calcext:value-type="string">
            <text:p>2017-12-18T09:19:18.559+01: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rg/np/RAdJFUnFeXykbkij-_0qLhdh7iVnM8_46JQihRmGTeR6E</text:p>
          </table:table-cell>
          <table:table-cell office:value-type="string" calcext:value-type="string">
            <text:p>Nanopubs covering pathwayParticipation extracted from WikiPathways version 20170710</text:p>
          </table:table-cell>
          <table:table-cell office:value-type="string" calcext:value-type="string">
            <text:p>2017-12-18T09:19:18.183+01:00</text:p>
          </table:table-cell>
          <table:table-cell office:value-type="string" calcext:value-type="string">
            <text:p>http://purl.org/np/RAkTj4DTxDHst_JNnlpiMbLKMVcf--X7toaPe_vMmErP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mEI2cMCUyH1WTNguP_M7NvsZoHhtosnoE45jj3AwprA</text:p>
          </table:table-cell>
          <table:table-cell office:value-type="string" calcext:value-type="string">
            <text:p>Nanopubs covering interactions extracted from WikiPathways version 20170710</text:p>
          </table:table-cell>
          <table:table-cell office:value-type="string" calcext:value-type="string">
            <text:p>2017-12-18T09:19:10.522+01:00</text:p>
          </table:table-cell>
          <table:table-cell office:value-type="string" calcext:value-type="string">
            <text:p>http://purl.org/np/RAfcif1_aCT1mQsz5o3jp3X764nEZ9ojmxZ0lgp6Rfba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WI1WaLMfpctXfhFSh0rvYrhm_EQ82a1YALToHk3cXqM</text:p>
          </table:table-cell>
          <table:table-cell office:value-type="string" calcext:value-type="string">
            <text:p>Nanopubs covering complexes extracted from WikiPathways version 20170710</text:p>
          </table:table-cell>
          <table:table-cell office:value-type="string" calcext:value-type="string">
            <text:p>2017-12-18T09:18:56.142+01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-OqlWv038E_6gEuB-7_Q0Z1vg1Riztes6wbO72K4T6Y</text:p>
          </table:table-cell>
          <table:table-cell office:value-type="string" calcext:value-type="string">
            <text:p>Nanopublications extracted from WikiPathways, incremental dataset, 20170610</text:p>
          </table:table-cell>
          <table:table-cell office:value-type="string" calcext:value-type="string">
            <text:p>2017-12-18T09:09:59.343+01: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rg/np/RA9h-sX7g9x_R2sLq8gpyIwgyYpijvp4YIuACWdt3UXbQ</text:p>
          </table:table-cell>
          <table:table-cell office:value-type="string" calcext:value-type="string">
            <text:p>Nanopubs covering pathwayParticipation extracted from WikiPathways version 20170610</text:p>
          </table:table-cell>
          <table:table-cell office:value-type="string" calcext:value-type="string">
            <text:p>2017-12-18T09:09:59.035+01:00</text:p>
          </table:table-cell>
          <table:table-cell office:value-type="string" calcext:value-type="string">
            <text:p>http://purl.org/np/RAzfYrQDqxRvVhoxTDOO810y8U8MkCkRsKQzCAQ-121G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-W56ZJP0U84frO_AnS_ZtyicjCf2IjNYK18bJ8FpZao</text:p>
          </table:table-cell>
          <table:table-cell office:value-type="string" calcext:value-type="string">
            <text:p>Nanopubs covering interactions extracted from WikiPathways version 20170610</text:p>
          </table:table-cell>
          <table:table-cell office:value-type="string" calcext:value-type="string">
            <text:p>2017-12-18T09:09:51.377+01:00</text:p>
          </table:table-cell>
          <table:table-cell office:value-type="string" calcext:value-type="string">
            <text:p>http://purl.org/np/RAMrnbsAfkUlV-U05rmLYE7iwi7ugJiskf1BgOnHb97W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p9QBqvyPlvIoOpA_fCCVYHHlsInHIu2EmxOFQd7yRQg</text:p>
          </table:table-cell>
          <table:table-cell office:value-type="string" calcext:value-type="string">
            <text:p>Nanopubs covering complexes extracted from WikiPathways version 20170610</text:p>
          </table:table-cell>
          <table:table-cell office:value-type="string" calcext:value-type="string">
            <text:p>2017-12-18T09:09:36.861+01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rdf.disgenet.org/nanopub-server/RAfh_E6xmcdxDifBCA5ojx061d4pfK6GHCdbiNqRxNou8</text:p>
          </table:table-cell>
          <table:table-cell office:value-type="string" calcext:value-type="string">
            <text:p>Nanopubs extracted from DisGeNET v5.0.0.0</text:p>
          </table:table-cell>
          <table:table-cell office:value-type="string" calcext:value-type="string">
            <text:p>2017-10-17T15:09:16.887+02:00</text:p>
          </table:table-cell>
          <table:table-cell office:value-type="string" calcext:value-type="string">
            <text:p>http://rdf.disgenet.org/nanopub-server/RAlF7Q0LgTADg76oKMwoRY9yG10U8rGzVhRNhcbnCA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eyljAme-dwlpRSljxhq5Z2ga5SRRU3cs32Q1uBxtlXU</text:p>
          </table:table-cell>
          <table:table-cell office:value-type="string" calcext:value-type="string">
            <text:p>Data for meta-analysis of polycystic kidney disease expression profiles</text:p>
          </table:table-cell>
          <table:table-cell office:value-type="string" calcext:value-type="string">
            <text:p>2017-05-18T17:06:13.229+02:00</text:p>
          </table:table-cell>
          <table:table-cell office:value-type="string" calcext:value-type="string">
            <text:p>http://purl.org/np/RA0jqxwx7BSP8VoYZlC69ZDFvnyooRT16Xd47g40dNy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xMyDRaM8RmKGNiEe7dQPRUTuz616iI-N2T-H3MPYmXk</text:p>
          </table:table-cell>
          <table:table-cell/>
          <table:table-cell office:value-type="string" calcext:value-type="string">
            <text:p>2017-05-11T16:46:10.564+02:00</text:p>
          </table:table-cell>
          <table:table-cell office:value-type="string" calcext:value-type="string">
            <text:p>http://purl.org/np/RAvSFAcS_ZmG55Chjd-0vqm3YvD9HnXFfY6Kcv6DLoxW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cf4tihZLL_aK81hwThIrNxjOhks4sEloBStEgzyR1tI</text:p>
          </table:table-cell>
          <table:table-cell/>
          <table:table-cell office:value-type="string" calcext:value-type="string">
            <text:p>2017-05-11T13:00:46.462+02:00</text:p>
          </table:table-cell>
          <table:table-cell office:value-type="string" calcext:value-type="string">
            <text:p>http://purl.org/np/RAw3EAy19S_S5KBa5FUOGlvehVw9qYm-LXR9UmHfR5A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AGy9p2PABQk-MlGDF30myYrhJeDiqDpL9D5L82Knm3E</text:p>
          </table:table-cell>
          <table:table-cell/>
          <table:table-cell office:value-type="string" calcext:value-type="string">
            <text:p>2017-05-11T12:03:26.258+02:00</text:p>
          </table:table-cell>
          <table:table-cell office:value-type="string" calcext:value-type="string">
            <text:p>http://purl.org/np/RAiqc1un9XlBh8_9HExsFa3dtIe2-bR28BzY-Ctf66st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Kz0OQ3Dq8dDWqF7SIY4TgYcZRX4d2TnmLUEbOwnaGmQ</text:p>
          </table:table-cell>
          <table:table-cell office:value-type="string" calcext:value-type="string">
            <text:p>Nanopublications extracted from WikiPathways, incremental dataset, 20170510</text:p>
          </table:table-cell>
          <table:table-cell office:value-type="string" calcext:value-type="string">
            <text:p>2017-05-11T09:25:57.330+02: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rg/np/RAbZxrCNajdfj4BMq6WAixbB1hsshC8_hcBlmoaZ3clUU</text:p>
          </table:table-cell>
          <table:table-cell office:value-type="string" calcext:value-type="string">
            <text:p>Nanopublications extracted from WikiPathways, incremental dataset, 20170410</text:p>
          </table:table-cell>
          <table:table-cell office:value-type="string" calcext:value-type="string">
            <text:p>2017-05-11T09:25:57.054+02: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rg/np/RAQoM3x3EezX6HL-FO48oLNv3xwHhSJjavnw2cDuMXDm8</text:p>
          </table:table-cell>
          <table:table-cell office:value-type="string" calcext:value-type="string">
            <text:p>Nanopublications extracted from WikiPathways, incremental dataset, 20170310</text:p>
          </table:table-cell>
          <table:table-cell office:value-type="string" calcext:value-type="string">
            <text:p>2017-05-11T09:25:56.777+02: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rg/np/RAyZp9GEJJixTX91NqTHvJX4sxuXVqfIR3s453GxdTiUY</text:p>
          </table:table-cell>
          <table:table-cell office:value-type="string" calcext:value-type="string">
            <text:p>Nanopublications extracted from WikiPathways, incremental dataset, 20170210</text:p>
          </table:table-cell>
          <table:table-cell office:value-type="string" calcext:value-type="string">
            <text:p>2017-05-11T09:25:56.516+02: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rg/np/RALSbi8hYBwO0LRScOREHn6wRecg0V87xdQ6fKlzZbh0s</text:p>
          </table:table-cell>
          <table:table-cell office:value-type="string" calcext:value-type="string">
            <text:p>Nanopublications extracted from WikiPathways, incremental dataset, 20161210</text:p>
          </table:table-cell>
          <table:table-cell office:value-type="string" calcext:value-type="string">
            <text:p>2017-05-11T09:25:56.245+02: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rg/np/RANmrwy03InvBPOTS31CDn-mMQBLS-CId_3ctqlgNs5b0</text:p>
          </table:table-cell>
          <table:table-cell office:value-type="string" calcext:value-type="string">
            <text:p>Nanopublications extracted from WikiPathways, incremental dataset, 20161110</text:p>
          </table:table-cell>
          <table:table-cell office:value-type="string" calcext:value-type="string">
            <text:p>2017-05-11T09:25:55.984+02: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rg/np/RAUv52zWreL97X4-s8ChdQ7yzma_TqXWiGL3oeISLqpQY</text:p>
          </table:table-cell>
          <table:table-cell office:value-type="string" calcext:value-type="string">
            <text:p>Nanopublications extracted from WikiPathways, incremental dataset, 20161010</text:p>
          </table:table-cell>
          <table:table-cell office:value-type="string" calcext:value-type="string">
            <text:p>2017-05-11T09:25:55.721+02: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rg/np/RA2XpJikTwBSreEKut0jtQ52BAXV2Bulei-YS-9ya6CWI</text:p>
          </table:table-cell>
          <table:table-cell office:value-type="string" calcext:value-type="string">
            <text:p>Nanopublications extracted from WikiPathways, incremental dataset, 20160910</text:p>
          </table:table-cell>
          <table:table-cell office:value-type="string" calcext:value-type="string">
            <text:p>2017-05-11T09:25:55.453+02: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rg/np/RAn72jhK8wPzZIbFLMNBEHk9s3JYRr2VEJkSji6vd151A</text:p>
          </table:table-cell>
          <table:table-cell office:value-type="string" calcext:value-type="string">
            <text:p>Nanopublications extracted from WikiPathways, incremental dataset, 20160810</text:p>
          </table:table-cell>
          <table:table-cell office:value-type="string" calcext:value-type="string">
            <text:p>2017-05-11T09:25:55.179+02: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rg/np/RAv1c3VBY0-0FSlVYsyXzqecgnd0V4zeeE83eDnRgwzKQ</text:p>
          </table:table-cell>
          <table:table-cell office:value-type="string" calcext:value-type="string">
            <text:p>Nanopublications extracted from WikiPathways, incremental dataset, 20160710</text:p>
          </table:table-cell>
          <table:table-cell office:value-type="string" calcext:value-type="string">
            <text:p>2017-05-11T09:25:54.926+02: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rg/np/RAkl7dPvlpTxXv3b5skIPdcseA0707M0Ab63FfBsFvEAc</text:p>
          </table:table-cell>
          <table:table-cell office:value-type="string" calcext:value-type="string">
            <text:p>Nanopublications extracted from WikiPathways, incremental dataset, 20160610</text:p>
          </table:table-cell>
          <table:table-cell office:value-type="string" calcext:value-type="string">
            <text:p>2017-05-11T09:25:54.669+02: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rg/np/RAFyJrsxjjkkT2ALN2PkgQTI4YrHVfYgygpxqmxMhSMqA</text:p>
          </table:table-cell>
          <table:table-cell office:value-type="string" calcext:value-type="string">
            <text:p>Nanopubs covering pathwayParticipation extracted from WikiPathways version 20170510</text:p>
          </table:table-cell>
          <table:table-cell office:value-type="string" calcext:value-type="string">
            <text:p>2017-05-11T08:56:40.344+02:00</text:p>
          </table:table-cell>
          <table:table-cell office:value-type="string" calcext:value-type="string">
            <text:p>http://purl.org/np/RAGu5-kD_mTDHriQmH2kCknw5OabV5X0_vv6hhJY0wD6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7H_R7RZRiJ14J3KTFD9IGzdnlWlp1kCJWlJWlTHseno</text:p>
          </table:table-cell>
          <table:table-cell office:value-type="string" calcext:value-type="string">
            <text:p>Nanopubs covering pathwayParticipation extracted from WikiPathways version 20170410</text:p>
          </table:table-cell>
          <table:table-cell office:value-type="string" calcext:value-type="string">
            <text:p>2017-05-11T08:56:31.611+02:00</text:p>
          </table:table-cell>
          <table:table-cell office:value-type="string" calcext:value-type="string">
            <text:p>http://purl.org/np/RAM2CJgLLCrVGD46sXcZVPDt2qz7nsive_q1Xcw0qQca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tKHwlPZQSYGG6pXxcvZ-lrRwRsiCxfpO48L5KEXn4jA</text:p>
          </table:table-cell>
          <table:table-cell office:value-type="string" calcext:value-type="string">
            <text:p>Nanopubs covering pathwayParticipation extracted from WikiPathways version 20170310</text:p>
          </table:table-cell>
          <table:table-cell office:value-type="string" calcext:value-type="string">
            <text:p>2017-05-11T08:56:21.648+02:00</text:p>
          </table:table-cell>
          <table:table-cell office:value-type="string" calcext:value-type="string">
            <text:p>http://purl.org/np/RArUN48_B3GFdeT1fNpdBtU14tBuiqOOxavKoKYYZwu7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wx3ICvG1xAzLye1c2TCYKAf3EilnyBP1DCcIqdSlZLg</text:p>
          </table:table-cell>
          <table:table-cell office:value-type="string" calcext:value-type="string">
            <text:p>Nanopubs covering pathwayParticipation extracted from WikiPathways version 20170210</text:p>
          </table:table-cell>
          <table:table-cell office:value-type="string" calcext:value-type="string">
            <text:p>2017-05-11T08:56:13.291+02:00</text:p>
          </table:table-cell>
          <table:table-cell office:value-type="string" calcext:value-type="string">
            <text:p>http://purl.org/np/RAUjASL4W3tlWMaY5fq-vfHcpvzAztE07Mhspp9ToC9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lqhe3FmRcaPsQP9F6z6mlpc7QcS-87fbFYUmQm1zCVI</text:p>
          </table:table-cell>
          <table:table-cell office:value-type="string" calcext:value-type="string">
            <text:p>Nanopubs covering pathwayParticipation extracted from WikiPathways version 20161210</text:p>
          </table:table-cell>
          <table:table-cell office:value-type="string" calcext:value-type="string">
            <text:p>2017-05-11T08:56:01.633+02:00</text:p>
          </table:table-cell>
          <table:table-cell office:value-type="string" calcext:value-type="string">
            <text:p>http://purl.org/np/RAvxgTw-5DGkQnmF44q-xuODbzAbNVn_A5FJnm-6oSU1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ieZ49uxdKeXrqyDXvYC_fTnribtq9_fvsZdodCTJ-tk</text:p>
          </table:table-cell>
          <table:table-cell office:value-type="string" calcext:value-type="string">
            <text:p>Nanopubs covering pathwayParticipation extracted from WikiPathways version 20161110</text:p>
          </table:table-cell>
          <table:table-cell office:value-type="string" calcext:value-type="string">
            <text:p>2017-05-11T08:55:52.886+02:00</text:p>
          </table:table-cell>
          <table:table-cell office:value-type="string" calcext:value-type="string">
            <text:p>http://purl.org/np/RAC4av2bBFsUOBvWhkI8bvZ8jzEVsd0Ukn1WHiwGxe9v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pizOwYz0AfBo6y1TSmG_5hWCbXYCKVa2HspzrMEoTjk</text:p>
          </table:table-cell>
          <table:table-cell office:value-type="string" calcext:value-type="string">
            <text:p>Nanopubs covering interactions extracted from WikiPathways version 20170510</text:p>
          </table:table-cell>
          <table:table-cell office:value-type="string" calcext:value-type="string">
            <text:p>2017-05-11T08:55:47.497+02:00</text:p>
          </table:table-cell>
          <table:table-cell office:value-type="string" calcext:value-type="string">
            <text:p>http://purl.org/np/RAzcR82ioDitrRRiYzFh9CaAmktmQp27ECwgi2fJa3LP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d2XME41qX2G0_L8iyKZ5HQfzXc9iPoR4JKqlfxjr67I</text:p>
          </table:table-cell>
          <table:table-cell office:value-type="string" calcext:value-type="string">
            <text:p>Nanopubs covering interactions extracted from WikiPathways version 20170410</text:p>
          </table:table-cell>
          <table:table-cell office:value-type="string" calcext:value-type="string">
            <text:p>2017-05-11T08:55:31.967+02:00</text:p>
          </table:table-cell>
          <table:table-cell office:value-type="string" calcext:value-type="string">
            <text:p>http://purl.org/np/RAz7hfNHIrdUG_mUIVz7QkICACIhDhbKCIG3VVhEwPu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LEiGJ4h5ddSN92eL3AlewfhCxrdgeZ1YLhWjR_1wZFE</text:p>
          </table:table-cell>
          <table:table-cell office:value-type="string" calcext:value-type="string">
            <text:p>Nanopubs covering interactions extracted from WikiPathways version 20170310</text:p>
          </table:table-cell>
          <table:table-cell office:value-type="string" calcext:value-type="string">
            <text:p>2017-05-11T08:55:16.242+02:00</text:p>
          </table:table-cell>
          <table:table-cell office:value-type="string" calcext:value-type="string">
            <text:p>http://purl.org/np/RA8s8gjIbfDzfpaPKVYh-wspxoGuC3mAjBHkNum39DoA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z6aGMobsbBYFWTp95n2RQOYZI8ZerInelEow0fsWGko</text:p>
          </table:table-cell>
          <table:table-cell office:value-type="string" calcext:value-type="string">
            <text:p>Nanopubs covering interactions extracted from WikiPathways version 20170210</text:p>
          </table:table-cell>
          <table:table-cell office:value-type="string" calcext:value-type="string">
            <text:p>2017-05-11T08:55:00.878+02:00</text:p>
          </table:table-cell>
          <table:table-cell office:value-type="string" calcext:value-type="string">
            <text:p>http://purl.org/np/RAYPKFXEUZ40HAwMkPVVWHymJFWC3vbc1w5KEI-0Kugd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BXul9kAvYymPptZYM48cIBKVu5z17W4M2jtrn1a3GJQ</text:p>
          </table:table-cell>
          <table:table-cell office:value-type="string" calcext:value-type="string">
            <text:p>Nanopubs covering interactions extracted from WikiPathways version 20161210</text:p>
          </table:table-cell>
          <table:table-cell office:value-type="string" calcext:value-type="string">
            <text:p>2017-05-11T08:54:44.487+02:00</text:p>
          </table:table-cell>
          <table:table-cell office:value-type="string" calcext:value-type="string">
            <text:p>http://purl.org/np/RAlsp1-ReHs9oevoSSOActbXt1pu9Ky0a_B0nhGQShg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YuzoANh721DxMebtf-AZMyW3vIxBvZh22if0Pc8hNo0</text:p>
          </table:table-cell>
          <table:table-cell office:value-type="string" calcext:value-type="string">
            <text:p>Nanopubs covering interactions extracted from WikiPathways version 20161110</text:p>
          </table:table-cell>
          <table:table-cell office:value-type="string" calcext:value-type="string">
            <text:p>2017-05-11T08:54:25.701+02:00</text:p>
          </table:table-cell>
          <table:table-cell office:value-type="string" calcext:value-type="string">
            <text:p>http://purl.org/np/RAyRvkwICHQgX4cHmhidT4yWAZYkfSmf-LWA0uB9-Hdo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8nws6QKUl6NCEqOSBnV3VNdGoXTjDi2rSgFcciQotW4</text:p>
          </table:table-cell>
          <table:table-cell office:value-type="string" calcext:value-type="string">
            <text:p>Nanopubs covering interactions extracted from WikiPathways version 20161010</text:p>
          </table:table-cell>
          <table:table-cell office:value-type="string" calcext:value-type="string">
            <text:p>2017-05-11T08:54:06.283+02:00</text:p>
          </table:table-cell>
          <table:table-cell office:value-type="string" calcext:value-type="string">
            <text:p>http://purl.org/np/RAjMa3QfdXAds-W-qzIwPmeFZeHRfb4tLB9W-pFctneE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6Sbqku5f5D4rhHF9Sc-XVnCNDsk7CTrt24lnScnkHoA</text:p>
          </table:table-cell>
          <table:table-cell office:value-type="string" calcext:value-type="string">
            <text:p>Nanopubs covering interactions extracted from WikiPathways version 20160910</text:p>
          </table:table-cell>
          <table:table-cell office:value-type="string" calcext:value-type="string">
            <text:p>2017-05-11T08:53:51.435+02:00</text:p>
          </table:table-cell>
          <table:table-cell office:value-type="string" calcext:value-type="string">
            <text:p>http://purl.org/np/RAmxUQ6Vxb3xFIWxzRv9W2VAGd2an-LEwPa66daSYrqA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OHFPqgB7grnOPYfhXfcZEsY7dHHjfHQGzrL2Mp6aUtQ</text:p>
          </table:table-cell>
          <table:table-cell office:value-type="string" calcext:value-type="string">
            <text:p>Nanopubs covering interactions extracted from WikiPathways version 20160810</text:p>
          </table:table-cell>
          <table:table-cell office:value-type="string" calcext:value-type="string">
            <text:p>2017-05-11T08:53:35.247+02:00</text:p>
          </table:table-cell>
          <table:table-cell office:value-type="string" calcext:value-type="string">
            <text:p>http://purl.org/np/RAuzrmrIp6U5LBVE1dZY_4Rn_u28iKnBPTR7jcmRwuFu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B4s_Mswg579pYGflUa1Gu_84hMmByKY8nn013npwBl0</text:p>
          </table:table-cell>
          <table:table-cell office:value-type="string" calcext:value-type="string">
            <text:p>Nanopubs covering interactions extracted from WikiPathways version 20160710</text:p>
          </table:table-cell>
          <table:table-cell office:value-type="string" calcext:value-type="string">
            <text:p>2017-05-11T08:53:16.290+02:00</text:p>
          </table:table-cell>
          <table:table-cell office:value-type="string" calcext:value-type="string">
            <text:p>http://purl.org/np/RAHuul1ERVOS0HuTD9AnLdo8SdgdEhhPDnzrGNh5YmEQ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3-lOrJmxp2tYS3fa4t5dD09NcmcVbPeCV-suchaJFRA</text:p>
          </table:table-cell>
          <table:table-cell office:value-type="string" calcext:value-type="string">
            <text:p>Nanopubs covering interactions extracted from WikiPathways version 20160610</text:p>
          </table:table-cell>
          <table:table-cell office:value-type="string" calcext:value-type="string">
            <text:p>2017-05-11T08:52:59.713+02:00</text:p>
          </table:table-cell>
          <table:table-cell office:value-type="string" calcext:value-type="string">
            <text:p>http://purl.org/np/RAXGxIZyyntiEKxVLuFEqbcp5StZ_-ctWD9QOPldbnH0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1gsyHUYrQV3yOgRQ1XrHVWrrF41GQV1h6BePCfm-7eg</text:p>
          </table:table-cell>
          <table:table-cell office:value-type="string" calcext:value-type="string">
            <text:p>Nanopubs covering complexes extracted from WikiPathways version 20170510</text:p>
          </table:table-cell>
          <table:table-cell office:value-type="string" calcext:value-type="string">
            <text:p>2017-05-11T08:52:50.461+02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ND_wLT2kB7y5kU7XhM1_1v0FVuQsxlW2oHVUNODoYXM</text:p>
          </table:table-cell>
          <table:table-cell office:value-type="string" calcext:value-type="string">
            <text:p>Nanopubs covering complexes extracted from WikiPathways version 20170410</text:p>
          </table:table-cell>
          <table:table-cell office:value-type="string" calcext:value-type="string">
            <text:p>2017-05-11T08:52:49.639+02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CwicgJPGLo5kW8r-4OE4PWpdXj1MEkSrAYmM1tm_kRU</text:p>
          </table:table-cell>
          <table:table-cell office:value-type="string" calcext:value-type="string">
            <text:p>Nanopubs covering complexes extracted from WikiPathways version 20170310</text:p>
          </table:table-cell>
          <table:table-cell office:value-type="string" calcext:value-type="string">
            <text:p>2017-05-11T08:52:48.790+02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N4lt0A-fANM4g1NuHni4J7xs1IlBaXYKVNGVoKBGOZo</text:p>
          </table:table-cell>
          <table:table-cell office:value-type="string" calcext:value-type="string">
            <text:p>Nanopubs covering complexes extracted from WikiPathways version 20170210</text:p>
          </table:table-cell>
          <table:table-cell office:value-type="string" calcext:value-type="string">
            <text:p>2017-05-11T08:52:47.960+02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7ursz5NEhudOkQxBgcaV8sw97RLna9FO7isyrypjW-g</text:p>
          </table:table-cell>
          <table:table-cell office:value-type="string" calcext:value-type="string">
            <text:p>Nanopubs covering complexes extracted from WikiPathways version 20161210</text:p>
          </table:table-cell>
          <table:table-cell office:value-type="string" calcext:value-type="string">
            <text:p>2017-05-11T08:52:47.141+02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p1UKyGTUgz-oxTJazoR7xUckYX_uwVd5JOoYVi60DKQ</text:p>
          </table:table-cell>
          <table:table-cell office:value-type="string" calcext:value-type="string">
            <text:p>Nanopubs covering complexes extracted from WikiPathways version 20161110</text:p>
          </table:table-cell>
          <table:table-cell office:value-type="string" calcext:value-type="string">
            <text:p>2017-05-11T08:52:46.327+02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VvPN0SI9dkGEO_kU-AeqI-llRl1gv7lOagAXKNAm7a8</text:p>
          </table:table-cell>
          <table:table-cell office:value-type="string" calcext:value-type="string">
            <text:p>Nanopubs covering complexes extracted from WikiPathways version 20161010</text:p>
          </table:table-cell>
          <table:table-cell office:value-type="string" calcext:value-type="string">
            <text:p>2017-05-11T08:52:45.504+02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dGzmpzlOKGrFt4a-es2ncleen1al4AbYuA8tyr7Uk5A</text:p>
          </table:table-cell>
          <table:table-cell office:value-type="string" calcext:value-type="string">
            <text:p>Nanopubs covering complexes extracted from WikiPathways version 20160910</text:p>
          </table:table-cell>
          <table:table-cell office:value-type="string" calcext:value-type="string">
            <text:p>2017-05-11T08:52:44.618+02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PABbweeUUbR4pcP8uCxwxLsSi_IJTiYp5dhTVjaSMkY</text:p>
          </table:table-cell>
          <table:table-cell office:value-type="string" calcext:value-type="string">
            <text:p>Nanopubs covering complexes extracted from WikiPathways version 20160810</text:p>
          </table:table-cell>
          <table:table-cell office:value-type="string" calcext:value-type="string">
            <text:p>2017-05-11T08:52:43.784+02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uBeU5Z_RW4snKOczFRB2mttOZ1ZzdUk8v4cUBkv6Tac</text:p>
          </table:table-cell>
          <table:table-cell office:value-type="string" calcext:value-type="string">
            <text:p>Nanopubs covering complexes extracted from WikiPathways version 20160710</text:p>
          </table:table-cell>
          <table:table-cell office:value-type="string" calcext:value-type="string">
            <text:p>2017-05-11T08:52:42.714+02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iIF_QH1NK7I9AuGtPzCj_mP-jWv2beeZUTkEmk9PoW8</text:p>
          </table:table-cell>
          <table:table-cell office:value-type="string" calcext:value-type="string">
            <text:p>Nanopubs covering complexes extracted from WikiPathways version 20160610</text:p>
          </table:table-cell>
          <table:table-cell office:value-type="string" calcext:value-type="string">
            <text:p>2017-05-11T08:52:41.633+02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u0PUrg-M8HxkOiYRXkTg7r9fgOIzFZNINj8q7ywNrdM</text:p>
          </table:table-cell>
          <table:table-cell office:value-type="string" calcext:value-type="string">
            <text:p>Nanopubs extracted from DisGeNET v4.0.0.0, incremental dataset</text:p>
          </table:table-cell>
          <table:table-cell office:value-type="string" calcext:value-type="string">
            <text:p>2017-05-09T22:25:19.897+02:00</text:p>
          </table:table-cell>
          <table:table-cell office:value-type="string" calcext:value-type="string">
            <text:p>http://purl.org/np/RALtYfS4drICB1SYiZnh8wFhvNIZb7SUxf4Z4GMkfljG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ufQaKzv1pZlMhZo2eBuZtx9vuugLBJsrs4ZkvR53xzw</text:p>
          </table:table-cell>
          <table:table-cell office:value-type="string" calcext:value-type="string">
            <text:p>Nanopubs extracted from DisGeNET v3.0.0.0, incremental dataset</text:p>
          </table:table-cell>
          <table:table-cell office:value-type="string" calcext:value-type="string">
            <text:p>2017-05-09T22:02:58.612+02:00</text:p>
          </table:table-cell>
          <table:table-cell office:value-type="string" calcext:value-type="string">
            <text:p>http://purl.org/np/RAhpFTBbMZOUYiESgBb2ibiSHRiBaCsJR8afspq27Fw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DYX-ia_TZYAw_eZD0-2oGGA7gnMxOnVj-Gh8wdJgAzI</text:p>
          </table:table-cell>
          <table:table-cell office:value-type="string" calcext:value-type="string">
            <text:p>Nanopubs extracted from DisGeNET v2.1.0.0, incremental dataset</text:p>
          </table:table-cell>
          <table:table-cell office:value-type="string" calcext:value-type="string">
            <text:p>2017-05-09T20:30:20.925+02:00</text:p>
          </table:table-cell>
          <table:table-cell office:value-type="string" calcext:value-type="string">
            <text:p>http://purl.org/np/RAd_iWkhobWNzyirfudvgEsy6bupmqUkYXovBD8dwEFY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rg/np/RA5rwWe7m-iWz8TF1kHIDCs9kLjwqIYeY3ZwLRQ5K0NZY</text:p>
          </table:table-cell>
          <table:table-cell/>
          <table:table-cell office:value-type="string" calcext:value-type="string">
            <text:p>2017-05-04T21:52:05.255+02:00</text:p>
          </table:table-cell>
          <table:table-cell office:value-type="string" calcext:value-type="string">
            <text:p>http://purl.org/np/RAD8JSQjX-pzfJ0r5HYXJy7ofh_m9HTv-6wM8WcC7y-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np.inn.ac/RAV0-Gv-hPd05NWFQETchbhflTe5M44PolFlTkzwMWed4</text:p>
          </table:table-cell>
          <table:table-cell office:value-type="string" calcext:value-type="string">
            <text:p>My example dataset</text:p>
          </table:table-cell>
          <table:table-cell office:value-type="string" calcext:value-type="string">
            <text:p>2016-11-28T13:00:33.681+01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np.inn.ac/RANwPKrLBWo35dliB-75p4rnTt393KJK8LVZDiRN3mUZA</text:p>
          </table:table-cell>
          <table:table-cell office:value-type="string" calcext:value-type="string">
            <text:p>Human Protein Atlas data</text:p>
          </table:table-cell>
          <table:table-cell office:value-type="string" calcext:value-type="string">
            <text:p>2016-11-02T17:03:52.151+01:00</text:p>
          </table:table-cell>
          <table:table-cell office:value-type="string" calcext:value-type="string">
            <text:p>http://np.inn.ac/RALvOqM6vdZ5vIWJqCo9CTjK80YLR6-TvtTDXPJc0d7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np.inn.ac/RA0ImMGdhttIJxDJsPw7HiRLZiqpIIhRhzw0Y6r8LvmKg</text:p>
          </table:table-cell>
          <table:table-cell/>
          <table:table-cell office:value-type="string" calcext:value-type="string">
            <text:p>2016-11-02T14:08:25.688+01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np.inn.ac/RAtyhkWi1DEMnlombfdWvO4zqi2OgCoNz3MRy-YucWH2Q</text:p>
          </table:table-cell>
          <table:table-cell/>
          <table:table-cell office:value-type="string" calcext:value-type="string">
            <text:p>2016-11-02T14:07:28.420+01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np.inn.ac/RAK92fVJCMpJ3Ie3jMXiehtKnFNzvGd3MQnXOj55CgML8</text:p>
          </table:table-cell>
          <table:table-cell/>
          <table:table-cell office:value-type="string" calcext:value-type="string">
            <text:p>2016-11-02T14:05:36.160+01:00</text:p>
          </table:table-cell>
          <table:table-cell office:value-type="string" calcext:value-type="string">
            <text:p>http://np.inn.ac/RA4GdqzUt_1RhIFxEAhqCo_TKTgwe5iq-62aqo34BE6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np.inn.ac/RAwepzy1rtZCwp_ABboUHReraz95kc4-EM-RP6V4RkKzc</text:p>
          </table:table-cell>
          <table:table-cell/>
          <table:table-cell office:value-type="string" calcext:value-type="string">
            <text:p>2016-11-02T14:02:28.680+01:00</text:p>
          </table:table-cell>
          <table:table-cell office:value-type="string" calcext:value-type="string">
            <text:p>http://np.inn.ac/RATYyo_g_aRvEQ0XutBdujelQBhSpFCgkQdX5uv8BBWw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np.inn.ac/RAwMqPOC0ZdZquSGih3aNsUuwGAGGtaCR3L4r5IRkK5x0</text:p>
          </table:table-cell>
          <table:table-cell office:value-type="string" calcext:value-type="string">
            <text:p>Rett Syndrome data from DisGeNET v4.0.0</text:p>
          </table:table-cell>
          <table:table-cell office:value-type="string" calcext:value-type="string">
            <text:p>2016-11-02T09:02:33.719+01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np.inn.ac/RAhoIw-XmyVv7DfMKyni67OHBFRqPvHAodr_iRgJxhtxY</text:p>
          </table:table-cell>
          <table:table-cell office:value-type="string" calcext:value-type="string">
            <text:p>Rett Syndrome data from DisGeNET v3.0.0.0</text:p>
          </table:table-cell>
          <table:table-cell office:value-type="string" calcext:value-type="string">
            <text:p>2016-11-01T14:41:45.332+01:00</text:p>
          </table:table-cell>
          <table:table-cell office:value-type="string" calcext:value-type="string">
            <text:p>http://np.inn.ac/RAi_mvwC-GXV0rxivi4E52uPSQMxIVdrHf2dOj5TnZH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rdf.disgenet.org/nanopub-server/RAyRv500NbzzqmkouEraxBX-Op9Hg4Wps0HrQkNFyeNLQ</text:p>
          </table:table-cell>
          <table:table-cell office:value-type="string" calcext:value-type="string">
            <text:p>Nanopubs extracted from DisGeNET v4.0.0.0 (Nanopub Index)</text:p>
          </table:table-cell>
          <table:table-cell office:value-type="string" calcext:value-type="string">
            <text:p>2016-05-13T17:56:25.699+02:00</text:p>
          </table:table-cell>
          <table:table-cell office:value-type="string" calcext:value-type="string">
            <text:p>http://rdf.disgenet.org/nanopub-server/RAFVifr59wugsBTNIHOtl5v4AKuJcWy2c9at4LPxc-8z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np.inn.ac/RAxM_p9YP3oZrQZQm_pDg_tVpUKg15UPy_VY90fXiF-NQ</text:p>
          </table:table-cell>
          <table:table-cell office:value-type="string" calcext:value-type="string">
            <text:p>Regional goverments of Czech Republic</text:p>
          </table:table-cell>
          <table:table-cell office:value-type="string" calcext:value-type="string">
            <text:p>2016-01-09T19:32:12.424+01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np.inn.ac/RAnAgWoQuJYRDoC02iZdnPP8CHyDNHTY_HKVCj5BqwdxM</text:p>
          </table:table-cell>
          <table:table-cell/>
          <table:table-cell office:value-type="string" calcext:value-type="string">
            <text:p>2016-01-09T16:37:47.566+01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rdf.disgenet.org/nanopub-server/RAVEKRW0m6Ly_PjmhcxCZMR5fYIlzzqjOWt1CgcwD_77c</text:p>
          </table:table-cell>
          <table:table-cell office:value-type="string" calcext:value-type="string">
            <text:p>Nanopubs extracted from DisGeNET v3.0.0.0</text:p>
          </table:table-cell>
          <table:table-cell office:value-type="string" calcext:value-type="string">
            <text:p>2015-11-15T21:19:51.473+01:00</text:p>
          </table:table-cell>
          <table:table-cell office:value-type="string" calcext:value-type="string">
            <text:p>http://rdf.disgenet.org/nanopub-server/RAEuKLHzdnxz1jxw0ZYoEbXjsH8T3KEciBIKl5G69fOm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np.inn.ac/RAFa_x4h0ng_NXtof35Ie9pQVsAY69Ab3ZQMir2NP8vGc</text:p>
          </table:table-cell>
          <table:table-cell/>
          <table:table-cell office:value-type="string" calcext:value-type="string">
            <text:p>2015-08-18T16:02:44.237+02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np.inn.ac/RA7SuQ0e661LJdKpt5EOS2DKykf1ht9LFmNaZtFSDMrXg</text:p>
          </table:table-cell>
          <table:table-cell office:value-type="string" calcext:value-type="string">
            <text:p>Linked Drug-Drug Interactions (LIDDI) dataset v1.01</text:p>
          </table:table-cell>
          <table:table-cell office:value-type="string" calcext:value-type="string">
            <text:p>2015-07-17T14:32:43.668+02:00</text:p>
          </table:table-cell>
          <table:table-cell office:value-type="string" calcext:value-type="string">
            <text:p>http://np.inn.ac/RAaVtjjDdU7foZT3i90sc8Du_vHS69f7_rhqqo3pUoVu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np.inn.ac/RA6jrrPL2NxxFWlo6HFWas1ufp0OdZzS_XKwQDXpJg3CY</text:p>
          </table:table-cell>
          <table:table-cell office:value-type="string" calcext:value-type="string">
            <text:p>Data about CDKN2A from BEL2nanopub &amp; neXtProt</text:p>
          </table:table-cell>
          <table:table-cell office:value-type="string" calcext:value-type="string">
            <text:p>2015-04-14T08:40:34.384+02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np.inn.ac/RAXsXUhY8iDbfDdY6sm64hRFPr7eAwYXRlSsqQAz1LE14</text:p>
          </table:table-cell>
          <table:table-cell/>
          <table:table-cell office:value-type="string" calcext:value-type="string">
            <text:p>2015-04-09T09:05:46.437+02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np.inn.ac/RAXFlG04YMi1A5su7oF6emA8mSp6HwyS3mFTVYreDeZRg</text:p>
          </table:table-cell>
          <table:table-cell office:value-type="string" calcext:value-type="string">
            <text:p>Nanopubs converted from neXtProt protein data (preliminary)</text:p>
          </table:table-cell>
          <table:table-cell office:value-type="string" calcext:value-type="string">
            <text:p>2015-03-09T18:05:11.925-07:00</text:p>
          </table:table-cell>
          <table:table-cell office:value-type="string" calcext:value-type="string">
            <text:p>http://np.inn.ac/RAVDgfAMLDr7Tb-OZQMjxAu59Azr_PI3RN4R51Z9k-a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np.inn.ac/RAXy332hxqHPKpmvPc-wqJA7kgWiWa-QA0DIpr29LIG0Q</text:p>
          </table:table-cell>
          <table:table-cell office:value-type="string" calcext:value-type="string">
            <text:p>Nanopubs extracted from DisGeNET v2.1.0.0</text:p>
          </table:table-cell>
          <table:table-cell office:value-type="string" calcext:value-type="string">
            <text:p>2015-03-04T16:49:45.795-08:00</text:p>
          </table:table-cell>
          <table:table-cell office:value-type="string" calcext:value-type="string">
            <text:p>http://np.inn.ac/RAUNxsi9pvcyvUNjUORieL3h0hNYOhX6vgUbp-jMC0U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np.inn.ac/RAR5dwELYLKGSfrOclnWhjOj-2nGZN_8BW1JjxwFZINHw</text:p>
          </table:table-cell>
          <table:table-cell office:value-type="string" calcext:value-type="string">
            <text:p>Nanopubs converted from OpenBEL's Small and Large Corpus 20131211</text:p>
          </table:table-cell>
          <table:table-cell office:value-type="string" calcext:value-type="string">
            <text:p>2015-03-04T13:54:32.295-08: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np.inn.ac/RACy0I4f_wr62Ol7BhnD5EkJU6Glf-wp0oPbDbyve7P6o</text:p>
          </table:table-cell>
          <table:table-cell office:value-type="string" calcext:value-type="string">
            <text:p>Nanopubs converted from OpenBEL's Small and Large Corpus 1.0</text:p>
          </table:table-cell>
          <table:table-cell office:value-type="string" calcext:value-type="string">
            <text:p>2015-03-04T13:54:31.490-08: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np.inn.ac/RAY_lQruuagCYtAcKAPptkY7EpITwZeUilGHsWGm9ZWNI</text:p>
          </table:table-cell>
          <table:table-cell office:value-type="string" calcext:value-type="string">
            <text:p>AIDA Nanopubs extracted from GeneRIF</text:p>
          </table:table-cell>
          <table:table-cell office:value-type="string" calcext:value-type="string">
            <text:p>2015-03-04T10:39:03.941-08:00</text:p>
          </table:table-cell>
          <table:table-cell office:value-type="string" calcext:value-type="string">
            <text:p>http://np.inn.ac/RAuOJNR2pardA59l-d_eUnl7gRLr_vYfXb1vsGuaKwu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np.inn.ac/RAVEEQwjHbSgw0a7WIZhVkVHOnbfTGY7HNTSDGbrkPAAg</text:p>
          </table:table-cell>
          <table:table-cell office:value-type="string" calcext:value-type="string">
            <text:p>Nanopubs converted from OpenBEL's Small and Large Corpus 20131211</text:p>
          </table:table-cell>
          <table:table-cell office:value-type="string" calcext:value-type="string">
            <text:p>2015-03-02T14:15:26.864-08: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np.inn.ac/RAKUB-H_7ATOS2wemqN2yXjGdOqqlYeOuAgy5WOgVQwpg</text:p>
          </table:table-cell>
          <table:table-cell office:value-type="string" calcext:value-type="string">
            <text:p>Nanopubs converted from OpenBEL's Small and Large Corpus 1.0</text:p>
          </table:table-cell>
          <table:table-cell office:value-type="string" calcext:value-type="string">
            <text:p>2015-03-02T14:15:26.520-08: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np.inn.ac/RAdw0S5f06-Ed2uXNISU-wbXmqvQ9-6hxd4fqIslT38Wg</text:p>
          </table:table-cell>
          <table:table-cell office:value-type="string" calcext:value-type="string">
            <text:p>Nanopubs converted from OpenBEL's Large Corpus 20131211</text:p>
          </table:table-cell>
          <table:table-cell office:value-type="string" calcext:value-type="string">
            <text:p>2015-03-02T14:14:20.019-08:00</text:p>
          </table:table-cell>
          <table:table-cell office:value-type="string" calcext:value-type="string">
            <text:p>http://np.inn.ac/RAi1bTtCH2aHSzpPu1rZXOUlH_ZXJtu6QYzZ-k_0j_m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np.inn.ac/RAtF0ivB9B8cb-u3K_zElgmRBxiDwfym1yVBRY6VAyWvE</text:p>
          </table:table-cell>
          <table:table-cell office:value-type="string" calcext:value-type="string">
            <text:p>Nanopubs converted from OpenBEL's Small Corpus 20131211</text:p>
          </table:table-cell>
          <table:table-cell office:value-type="string" calcext:value-type="string">
            <text:p>2015-03-02T14:13:53.728-08:00</text:p>
          </table:table-cell>
          <table:table-cell office:value-type="string" calcext:value-type="string">
            <text:p>http://np.inn.ac/RA_E0B0JH7VtMMPuSOCFFfdYY8Wajkgn9OEju5umg5Qi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np.inn.ac/RAsmhDKpyhTORhvWOZZL_cfSVZUqLYJFl_AqF_xPN34Qw</text:p>
          </table:table-cell>
          <table:table-cell office:value-type="string" calcext:value-type="string">
            <text:p>Nanopubs converted from OpenBEL's Large Corpus 1.0</text:p>
          </table:table-cell>
          <table:table-cell office:value-type="string" calcext:value-type="string">
            <text:p>2015-03-02T14:13:51.755-08:00</text:p>
          </table:table-cell>
          <table:table-cell office:value-type="string" calcext:value-type="string">
            <text:p>http://np.inn.ac/RAW3VazBU7A9WgGYoo6TWZOehW7ikWm-HUilpMZCgwPd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np.inn.ac/RAR7OfS-AqG9_XogObQZpWq6LaBsV95jeseJtscuwpwJo</text:p>
          </table:table-cell>
          <table:table-cell office:value-type="string" calcext:value-type="string">
            <text:p>Nanopubs converted from OpenBEL's Small Corpus 1.0</text:p>
          </table:table-cell>
          <table:table-cell office:value-type="string" calcext:value-type="string">
            <text:p>2015-03-02T14:13:34.011-08:00</text:p>
          </table:table-cell>
          <table:table-cell office:value-type="string" calcext:value-type="string">
            <text:p>http://np.inn.ac/RAruwibVARhoRMKh_uRo-WMnLhifmlYW8jT0qTzklcgSk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aTeX tabl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2]" office:value-type="string" office:string-value="http://purl.org/np/RAM-2ntLXzb2WY1VM_gTrVQDydc6cSVG0fMgB26HmIhnU" calcext:value-type="string">
            <text:p>http://purl.org/np/RAM-2ntLXzb2WY1VM_gTrVQDydc6cSVG0fMgB26HmIhnU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Linked Drug-Drug Interactions (LIDDI) dataset v1.02" calcext:value-type="string">
            <text:p>Linked Drug-Drug Interactions (LIDDI) dataset v1.02</text:p>
          </table:table-cell>
          <table:table-cell office:value-type="string" calcext:value-type="string">
            <text:p>} &amp;</text:p>
          </table:table-cell>
          <table:table-cell table:formula="of:=&quot; &quot; &amp; LEFT([$indexes.C2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[$indexes.E2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3]" office:value-type="string" office:string-value="http://purl.org/np/RAbyBsPKDTg5OGzkHuk4GM47PQxb4uOtRluFpSaXZn-Rw" calcext:value-type="string">
            <text:p>http://purl.org/np/RAbyBsPKDTg5OGzkHuk4GM47PQxb4uOtRluFpSaXZn-Rw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rug data extracted from Drugbank via Bio2RDF" calcext:value-type="string">
            <text:p>Drug data extracted from Drugbank via Bio2RDF</text:p>
          </table:table-cell>
          <table:table-cell office:value-type="string" calcext:value-type="string">
            <text:p>} &amp;</text:p>
          </table:table-cell>
          <table:table-cell table:formula="of:=&quot; &quot; &amp; LEFT([$indexes.C3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[$indexes.E3]" office:value-type="float" office:value="5" calcext:value-type="float">
            <text:p>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4]" office:value-type="string" office:string-value="http://purl.org/np/RAK_mkjiDrgvlttNWZHgBcRrpepiAiRgVBopYcKUZqUN4" calcext:value-type="string">
            <text:p>http://purl.org/np/RAK_mkjiDrgvlttNWZHgBcRrpepiAiRgVBopYcKUZqUN4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rug target relations extracted from Drugbank via Bio2RDF" calcext:value-type="string">
            <text:p>Drug target relations extracted from Drugbank via Bio2RDF</text:p>
          </table:table-cell>
          <table:table-cell office:value-type="string" calcext:value-type="string">
            <text:p>} &amp;</text:p>
          </table:table-cell>
          <table:table-cell table:formula="of:=&quot; &quot; &amp; LEFT([$indexes.C4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[$indexes.E4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5]" office:value-type="string" office:string-value="http://purl.org/np/RAZUFR72KsiOtMWlxTSyGnZzQZylkBItGXDVe0ADmHUOs" calcext:value-type="string">
            <text:p>http://purl.org/np/RAZUFR72KsiOtMWlxTSyGnZzQZylkBItGXDVe0ADmHUOs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rug target data extracted from Drugbank via Bio2RDF" calcext:value-type="string">
            <text:p>Drug target data extracted from Drugbank via Bio2RDF</text:p>
          </table:table-cell>
          <table:table-cell office:value-type="string" calcext:value-type="string">
            <text:p>} &amp;</text:p>
          </table:table-cell>
          <table:table-cell table:formula="of:=&quot; &quot; &amp; LEFT([$indexes.C5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[$indexes.E5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6]" office:value-type="string" office:string-value="http://purl.org/np/RAMYp-s7FxlewSUzyh2LLSQbXnjngkuNXCjlIkDe5h0TY" calcext:value-type="string">
            <text:p>http://purl.org/np/RAMYp-s7FxlewSUzyh2LLSQbXnjngkuNXCjlIkDe5h0T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Food interaction data for drugs extracted from Drugbank via Bio2RDF" calcext:value-type="string">
            <text:p>Food interaction data for drugs extracted from Drugbank via Bio2RDF</text:p>
          </table:table-cell>
          <table:table-cell office:value-type="string" calcext:value-type="string">
            <text:p>} &amp;</text:p>
          </table:table-cell>
          <table:table-cell table:formula="of:=&quot; &quot; &amp; LEFT([$indexes.C6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[$indexes.E6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7]" office:value-type="string" office:string-value="http://purl.org/np/RAUgzHCC5Z0uH8v89Bddd9NMdTn7ctK7vZHpOve7YPaG4" calcext:value-type="string">
            <text:p>http://purl.org/np/RAUgzHCC5Z0uH8v89Bddd9NMdTn7ctK7vZHpOve7YPaG4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rug-drug interaction data extracted from Drugbank via Bio2RDF" calcext:value-type="string">
            <text:p>Drug-drug interaction data extracted from Drugbank via Bio2RDF</text:p>
          </table:table-cell>
          <table:table-cell office:value-type="string" calcext:value-type="string">
            <text:p>} &amp;</text:p>
          </table:table-cell>
          <table:table-cell table:formula="of:=&quot; &quot; &amp; LEFT([$indexes.C7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[$indexes.E7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8]" office:value-type="string" office:string-value="http://purl.org/np/RAD3LTE5gKujkUmYPfY0yhxZHeYW5kwpF_f3YBxYoB7AA" calcext:value-type="string">
            <text:p>http://purl.org/np/RAD3LTE5gKujkUmYPfY0yhxZHeYW5kwpF_f3YBxYoB7A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re drug data extracted from Drugbank via Bio2RDF" calcext:value-type="string">
            <text:p>Core drug data extracted from Drugbank via Bio2RDF</text:p>
          </table:table-cell>
          <table:table-cell office:value-type="string" calcext:value-type="string">
            <text:p>} &amp;</text:p>
          </table:table-cell>
          <table:table-cell table:formula="of:=&quot; &quot; &amp; LEFT([$indexes.C8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[$indexes.E8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9]" office:value-type="string" office:string-value="http://purl.org/np/RAxem_NvV-uMTtUXUePxcdib0xw90bT1TExLJQp-Z7cgA" calcext:value-type="string">
            <text:p>http://purl.org/np/RAxem_NvV-uMTtUXUePxcdib0xw90bT1TExLJQp-Z7cg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80310" calcext:value-type="string">
            <text:p>WikiPathways, incremental dataset, 20180310</text:p>
          </table:table-cell>
          <table:table-cell office:value-type="string" calcext:value-type="string">
            <text:p>} &amp;</text:p>
          </table:table-cell>
          <table:table-cell table:formula="of:=&quot; &quot; &amp; LEFT([$indexes.C9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[$indexes.E9]"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0]" office:value-type="string" office:string-value="http://purl.org/np/RAMjL9sevrzITxZdeB_tUqfRABp5PlTYhdiNcq_kKz440" calcext:value-type="string">
            <text:p>http://purl.org/np/RAMjL9sevrzITxZdeB_tUqfRABp5PlTYhdiNcq_kKz440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80310" calcext:value-type="string">
            <text:p>pathwayParticipation extracted from WikiPathways version 20180310</text:p>
          </table:table-cell>
          <table:table-cell office:value-type="string" calcext:value-type="string">
            <text:p>} &amp;</text:p>
          </table:table-cell>
          <table:table-cell table:formula="of:=&quot; &quot; &amp; LEFT([$indexes.C10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[$indexes.E10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1]" office:value-type="string" office:string-value="http://purl.org/np/RA4pAKrybhUh4Y6qazLEitSZ7rXqcxUrGVezfmT4yhIdQ" calcext:value-type="string">
            <text:p>http://purl.org/np/RA4pAKrybhUh4Y6qazLEitSZ7rXqcxUrGVezfmT4yhId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80310" calcext:value-type="string">
            <text:p>interactions extracted from WikiPathways version 20180310</text:p>
          </table:table-cell>
          <table:table-cell office:value-type="string" calcext:value-type="string">
            <text:p>} &amp;</text:p>
          </table:table-cell>
          <table:table-cell table:formula="of:=&quot; &quot; &amp; LEFT([$indexes.C11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[$indexes.E11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2]" office:value-type="string" office:string-value="http://purl.org/np/RA1AMnSjbML9T4WDOsTZu5UDhD7Mr8ExIvztGd4Y4uJfk" calcext:value-type="string">
            <text:p>http://purl.org/np/RA1AMnSjbML9T4WDOsTZu5UDhD7Mr8ExIvztGd4Y4uJfk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80310" calcext:value-type="string">
            <text:p>complexes extracted from WikiPathways version 20180310</text:p>
          </table:table-cell>
          <table:table-cell office:value-type="string" calcext:value-type="string">
            <text:p>} &amp;</text:p>
          </table:table-cell>
          <table:table-cell table:formula="of:=&quot; &quot; &amp; LEFT([$indexes.C12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[$indexes.E12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3]" office:value-type="string" office:string-value="http://purl.org/np/RAkIUxPxzVhUMNZ8up0ivmR3th6-qhFvf7LX6oJM78xws" calcext:value-type="string">
            <text:p>http://purl.org/np/RAkIUxPxzVhUMNZ8up0ivmR3th6-qhFvf7LX6oJM78xws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80210" calcext:value-type="string">
            <text:p>WikiPathways, incremental dataset, 20180210</text:p>
          </table:table-cell>
          <table:table-cell office:value-type="string" calcext:value-type="string">
            <text:p>} &amp;</text:p>
          </table:table-cell>
          <table:table-cell table:formula="of:=&quot; &quot; &amp; LEFT([$indexes.C13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[$indexes.E13]"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4]" office:value-type="string" office:string-value="http://purl.org/np/RAt5TYmiahHGyJ3DOC1-Ys95tGb2Yn4EYwXDuNSpZ5Lqw" calcext:value-type="string">
            <text:p>http://purl.org/np/RAt5TYmiahHGyJ3DOC1-Ys95tGb2Yn4EYwXDuNSpZ5Lqw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80210" calcext:value-type="string">
            <text:p>pathwayParticipation extracted from WikiPathways version 20180210</text:p>
          </table:table-cell>
          <table:table-cell office:value-type="string" calcext:value-type="string">
            <text:p>} &amp;</text:p>
          </table:table-cell>
          <table:table-cell table:formula="of:=&quot; &quot; &amp; LEFT([$indexes.C14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[$indexes.E14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5]" office:value-type="string" office:string-value="http://purl.org/np/RAje8Xo6w9QRPOzaLLaOHvCPFT7frFf3WlJBZY9oui0_I" calcext:value-type="string">
            <text:p>http://purl.org/np/RAje8Xo6w9QRPOzaLLaOHvCPFT7frFf3WlJBZY9oui0_I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80210" calcext:value-type="string">
            <text:p>interactions extracted from WikiPathways version 20180210</text:p>
          </table:table-cell>
          <table:table-cell office:value-type="string" calcext:value-type="string">
            <text:p>} &amp;</text:p>
          </table:table-cell>
          <table:table-cell table:formula="of:=&quot; &quot; &amp; LEFT([$indexes.C15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[$indexes.E15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6]" office:value-type="string" office:string-value="http://purl.org/np/RAMBAEXMXBFUJSO8jVsYdhqmys2VU-oqlMcxiJTzFrv8w" calcext:value-type="string">
            <text:p>http://purl.org/np/RAMBAEXMXBFUJSO8jVsYdhqmys2VU-oqlMcxiJTzFrv8w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80210" calcext:value-type="string">
            <text:p>complexes extracted from WikiPathways version 20180210</text:p>
          </table:table-cell>
          <table:table-cell office:value-type="string" calcext:value-type="string">
            <text:p>} &amp;</text:p>
          </table:table-cell>
          <table:table-cell table:formula="of:=&quot; &quot; &amp; LEFT([$indexes.C16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[$indexes.E16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7]" office:value-type="string" office:string-value="http://purl.org/np/RA_AWcwm57iWtR5GbfhFAV2L2xsGMid8usbrtE-2h7Rzk" calcext:value-type="string">
            <text:p>http://purl.org/np/RA_AWcwm57iWtR5GbfhFAV2L2xsGMid8usbrtE-2h7Rzk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80110" calcext:value-type="string">
            <text:p>WikiPathways, incremental dataset, 20180110</text:p>
          </table:table-cell>
          <table:table-cell office:value-type="string" calcext:value-type="string">
            <text:p>} &amp;</text:p>
          </table:table-cell>
          <table:table-cell table:formula="of:=&quot; &quot; &amp; LEFT([$indexes.C17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[$indexes.E17]"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8]" office:value-type="string" office:string-value="http://purl.org/np/RAtx2TuK8OQBpdA0s4N0vbQtn7EnR5SJ9wHnqeCwiS66c" calcext:value-type="string">
            <text:p>http://purl.org/np/RAtx2TuK8OQBpdA0s4N0vbQtn7EnR5SJ9wHnqeCwiS66c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80110" calcext:value-type="string">
            <text:p>pathwayParticipation extracted from WikiPathways version 20180110</text:p>
          </table:table-cell>
          <table:table-cell office:value-type="string" calcext:value-type="string">
            <text:p>} &amp;</text:p>
          </table:table-cell>
          <table:table-cell table:formula="of:=&quot; &quot; &amp; LEFT([$indexes.C18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[$indexes.E18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9]" office:value-type="string" office:string-value="http://purl.org/np/RAviMsz7k0GorXIUUpz_70L1PjlXYYSugmQLOhL7I4_2w" calcext:value-type="string">
            <text:p>http://purl.org/np/RAviMsz7k0GorXIUUpz_70L1PjlXYYSugmQLOhL7I4_2w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80110" calcext:value-type="string">
            <text:p>interactions extracted from WikiPathways version 20180110</text:p>
          </table:table-cell>
          <table:table-cell office:value-type="string" calcext:value-type="string">
            <text:p>} &amp;</text:p>
          </table:table-cell>
          <table:table-cell table:formula="of:=&quot; &quot; &amp; LEFT([$indexes.C19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[$indexes.E19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20]" office:value-type="string" office:string-value="http://purl.org/np/RANZaA3Io8uQjnyqmiIWuazXFdugH_hwbB2N5_LuF8bsY" calcext:value-type="string">
            <text:p>http://purl.org/np/RANZaA3Io8uQjnyqmiIWuazXFdugH_hwbB2N5_LuF8bs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80110" calcext:value-type="string">
            <text:p>complexes extracted from WikiPathways version 20180110</text:p>
          </table:table-cell>
          <table:table-cell office:value-type="string" calcext:value-type="string">
            <text:p>} &amp;</text:p>
          </table:table-cell>
          <table:table-cell table:formula="of:=&quot; &quot; &amp; LEFT([$indexes.C20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[$indexes.E20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21]" office:value-type="string" office:string-value="http://purl.org/np/RA6QNVGZTuDN0g-zEKm02oLlqPO9JVz6cA4J760Bs0Zc4" calcext:value-type="string">
            <text:p>http://purl.org/np/RA6QNVGZTuDN0g-zEKm02oLlqPO9JVz6cA4J760Bs0Zc4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1210" calcext:value-type="string">
            <text:p>WikiPathways, incremental dataset, 20171210</text:p>
          </table:table-cell>
          <table:table-cell office:value-type="string" calcext:value-type="string">
            <text:p>} &amp;</text:p>
          </table:table-cell>
          <table:table-cell table:formula="of:=&quot; &quot; &amp; LEFT([$indexes.C21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21]"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22]" office:value-type="string" office:string-value="http://purl.org/np/RAjiRqNKwIGPRUinw1kgAr5_hLaTrnJqqWLMO1lMfpzYA" calcext:value-type="string">
            <text:p>http://purl.org/np/RAjiRqNKwIGPRUinw1kgAr5_hLaTrnJqqWLMO1lMfpzY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1210" calcext:value-type="string">
            <text:p>pathwayParticipation extracted from WikiPathways version 20171210</text:p>
          </table:table-cell>
          <table:table-cell office:value-type="string" calcext:value-type="string">
            <text:p>} &amp;</text:p>
          </table:table-cell>
          <table:table-cell table:formula="of:=&quot; &quot; &amp; LEFT([$indexes.C22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22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23]" office:value-type="string" office:string-value="http://purl.org/np/RAvqkqpEDxgu_CAx00IZSc8MYQqizkQaL4TsB72ThOCqQ" calcext:value-type="string">
            <text:p>http://purl.org/np/RAvqkqpEDxgu_CAx00IZSc8MYQqizkQaL4TsB72ThOCq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1210" calcext:value-type="string">
            <text:p>interactions extracted from WikiPathways version 20171210</text:p>
          </table:table-cell>
          <table:table-cell office:value-type="string" calcext:value-type="string">
            <text:p>} &amp;</text:p>
          </table:table-cell>
          <table:table-cell table:formula="of:=&quot; &quot; &amp; LEFT([$indexes.C23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23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24]" office:value-type="string" office:string-value="http://purl.org/np/RAaeLg9HD-3KD_lG6iJwHXhH_nGQ-1o3DCZRRmzDY-at8" calcext:value-type="string">
            <text:p>http://purl.org/np/RAaeLg9HD-3KD_lG6iJwHXhH_nGQ-1o3DCZRRmzDY-at8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1210" calcext:value-type="string">
            <text:p>complexes extracted from WikiPathways version 20171210</text:p>
          </table:table-cell>
          <table:table-cell office:value-type="string" calcext:value-type="string">
            <text:p>} &amp;</text:p>
          </table:table-cell>
          <table:table-cell table:formula="of:=&quot; &quot; &amp; LEFT([$indexes.C24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24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25]" office:value-type="string" office:string-value="http://purl.org/np/RA02JkPYQWNKYOl1rFM-bAoW34J--0-WMabwzAiYUfs7E" calcext:value-type="string">
            <text:p>http://purl.org/np/RA02JkPYQWNKYOl1rFM-bAoW34J--0-WMabwzAiYUfs7E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1116" calcext:value-type="string">
            <text:p>WikiPathways, incremental dataset, 20171116</text:p>
          </table:table-cell>
          <table:table-cell office:value-type="string" calcext:value-type="string">
            <text:p>} &amp;</text:p>
          </table:table-cell>
          <table:table-cell table:formula="of:=&quot; &quot; &amp; LEFT([$indexes.C25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25]"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26]" office:value-type="string" office:string-value="http://purl.org/np/RA9PgElv4BBEaEFSBrrs_cNlpM6C00kanqjiZKYqHtdLg" calcext:value-type="string">
            <text:p>http://purl.org/np/RA9PgElv4BBEaEFSBrrs_cNlpM6C00kanqjiZKYqHtdL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1116" calcext:value-type="string">
            <text:p>pathwayParticipation extracted from WikiPathways version 20171116</text:p>
          </table:table-cell>
          <table:table-cell office:value-type="string" calcext:value-type="string">
            <text:p>} &amp;</text:p>
          </table:table-cell>
          <table:table-cell table:formula="of:=&quot; &quot; &amp; LEFT([$indexes.C26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26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27]" office:value-type="string" office:string-value="http://purl.org/np/RAEPIhZ2sqkfW2bksN7HGCnPsc-2c5Dl0i0hZijTHbO_I" calcext:value-type="string">
            <text:p>http://purl.org/np/RAEPIhZ2sqkfW2bksN7HGCnPsc-2c5Dl0i0hZijTHbO_I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1116" calcext:value-type="string">
            <text:p>interactions extracted from WikiPathways version 20171116</text:p>
          </table:table-cell>
          <table:table-cell office:value-type="string" calcext:value-type="string">
            <text:p>} &amp;</text:p>
          </table:table-cell>
          <table:table-cell table:formula="of:=&quot; &quot; &amp; LEFT([$indexes.C27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27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28]" office:value-type="string" office:string-value="http://purl.org/np/RAmV1dLULcQ1Y0XJ2a4XU8Um1seA_W6OLzM7F50qj5YQ4" calcext:value-type="string">
            <text:p>http://purl.org/np/RAmV1dLULcQ1Y0XJ2a4XU8Um1seA_W6OLzM7F50qj5YQ4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1116" calcext:value-type="string">
            <text:p>complexes extracted from WikiPathways version 20171116</text:p>
          </table:table-cell>
          <table:table-cell office:value-type="string" calcext:value-type="string">
            <text:p>} &amp;</text:p>
          </table:table-cell>
          <table:table-cell table:formula="of:=&quot; &quot; &amp; LEFT([$indexes.C28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28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29]" office:value-type="string" office:string-value="http://purl.org/np/RATKvfPRl_biwB4p-35enMzZ-ssqEMWEJLIV2PA8ql-HY" calcext:value-type="string">
            <text:p>http://purl.org/np/RATKvfPRl_biwB4p-35enMzZ-ssqEMWEJLIV2PA8ql-H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1010" calcext:value-type="string">
            <text:p>WikiPathways, incremental dataset, 20171010</text:p>
          </table:table-cell>
          <table:table-cell office:value-type="string" calcext:value-type="string">
            <text:p>} &amp;</text:p>
          </table:table-cell>
          <table:table-cell table:formula="of:=&quot; &quot; &amp; LEFT([$indexes.C29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29]"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30]" office:value-type="string" office:string-value="http://purl.org/np/RAOPQkxpfN6Q0x1c9rPG4YE1qQpra823ANMdl9Cw3P4Cc" calcext:value-type="string">
            <text:p>http://purl.org/np/RAOPQkxpfN6Q0x1c9rPG4YE1qQpra823ANMdl9Cw3P4Cc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1010" calcext:value-type="string">
            <text:p>pathwayParticipation extracted from WikiPathways version 20171010</text:p>
          </table:table-cell>
          <table:table-cell office:value-type="string" calcext:value-type="string">
            <text:p>} &amp;</text:p>
          </table:table-cell>
          <table:table-cell table:formula="of:=&quot; &quot; &amp; LEFT([$indexes.C30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30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31]" office:value-type="string" office:string-value="http://purl.org/np/RA8Z6vtMDkJwrfCwXTeCphiZcbtWcqTOVjOOqGEM5m8EY" calcext:value-type="string">
            <text:p>http://purl.org/np/RA8Z6vtMDkJwrfCwXTeCphiZcbtWcqTOVjOOqGEM5m8E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1010" calcext:value-type="string">
            <text:p>interactions extracted from WikiPathways version 20171010</text:p>
          </table:table-cell>
          <table:table-cell office:value-type="string" calcext:value-type="string">
            <text:p>} &amp;</text:p>
          </table:table-cell>
          <table:table-cell table:formula="of:=&quot; &quot; &amp; LEFT([$indexes.C31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31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32]" office:value-type="string" office:string-value="http://purl.org/np/RAnlfiUUQO_Maf9bB5dJaMDv59Mp8v2K3jFJNoJyuAP9k" calcext:value-type="string">
            <text:p>http://purl.org/np/RAnlfiUUQO_Maf9bB5dJaMDv59Mp8v2K3jFJNoJyuAP9k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1010" calcext:value-type="string">
            <text:p>complexes extracted from WikiPathways version 20171010</text:p>
          </table:table-cell>
          <table:table-cell office:value-type="string" calcext:value-type="string">
            <text:p>} &amp;</text:p>
          </table:table-cell>
          <table:table-cell table:formula="of:=&quot; &quot; &amp; LEFT([$indexes.C32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32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33]" office:value-type="string" office:string-value="http://purl.org/np/RAl8UDvys8ZvCQZPiIKuH6vRws9iK79G-imHk2b4ks_BY" calcext:value-type="string">
            <text:p>http://purl.org/np/RAl8UDvys8ZvCQZPiIKuH6vRws9iK79G-imHk2b4ks_B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0910" calcext:value-type="string">
            <text:p>WikiPathways, incremental dataset, 20170910</text:p>
          </table:table-cell>
          <table:table-cell office:value-type="string" calcext:value-type="string">
            <text:p>} &amp;</text:p>
          </table:table-cell>
          <table:table-cell table:formula="of:=&quot; &quot; &amp; LEFT([$indexes.C33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33]"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34]" office:value-type="string" office:string-value="http://purl.org/np/RA0_EvKhRAp4c-nmRDAVnJFHjN66QpxzTEyuCsqN2mTic" calcext:value-type="string">
            <text:p>http://purl.org/np/RA0_EvKhRAp4c-nmRDAVnJFHjN66QpxzTEyuCsqN2mTic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0910" calcext:value-type="string">
            <text:p>pathwayParticipation extracted from WikiPathways version 20170910</text:p>
          </table:table-cell>
          <table:table-cell office:value-type="string" calcext:value-type="string">
            <text:p>} &amp;</text:p>
          </table:table-cell>
          <table:table-cell table:formula="of:=&quot; &quot; &amp; LEFT([$indexes.C34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34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35]" office:value-type="string" office:string-value="http://purl.org/np/RAKxH7Q3QEzfFNn0UTBZDXdS2zc4msoOHTKmHJ8uK0Es0" calcext:value-type="string">
            <text:p>http://purl.org/np/RAKxH7Q3QEzfFNn0UTBZDXdS2zc4msoOHTKmHJ8uK0Es0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0910" calcext:value-type="string">
            <text:p>interactions extracted from WikiPathways version 20170910</text:p>
          </table:table-cell>
          <table:table-cell office:value-type="string" calcext:value-type="string">
            <text:p>} &amp;</text:p>
          </table:table-cell>
          <table:table-cell table:formula="of:=&quot; &quot; &amp; LEFT([$indexes.C35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35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36]" office:value-type="string" office:string-value="http://purl.org/np/RATpzeUn6EUnsbbcjDjykIzMp12L46pryNmKb2fBIeI-A" calcext:value-type="string">
            <text:p>http://purl.org/np/RATpzeUn6EUnsbbcjDjykIzMp12L46pryNmKb2fBIeI-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0910" calcext:value-type="string">
            <text:p>complexes extracted from WikiPathways version 20170910</text:p>
          </table:table-cell>
          <table:table-cell office:value-type="string" calcext:value-type="string">
            <text:p>} &amp;</text:p>
          </table:table-cell>
          <table:table-cell table:formula="of:=&quot; &quot; &amp; LEFT([$indexes.C36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36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37]" office:value-type="string" office:string-value="http://purl.org/np/RA0MYQBxAkmFTGzOUgmorKF-Z05E_n8snH1X3ZWNjmiEQ" calcext:value-type="string">
            <text:p>http://purl.org/np/RA0MYQBxAkmFTGzOUgmorKF-Z05E_n8snH1X3ZWNjmiE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0810" calcext:value-type="string">
            <text:p>WikiPathways, incremental dataset, 20170810</text:p>
          </table:table-cell>
          <table:table-cell office:value-type="string" calcext:value-type="string">
            <text:p>} &amp;</text:p>
          </table:table-cell>
          <table:table-cell table:formula="of:=&quot; &quot; &amp; LEFT([$indexes.C37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37]"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38]" office:value-type="string" office:string-value="http://purl.org/np/RA6-Jweu-ZkTqtm1bSfncIJGZnxf_f3CNmeIE9aYa8CjE" calcext:value-type="string">
            <text:p>http://purl.org/np/RA6-Jweu-ZkTqtm1bSfncIJGZnxf_f3CNmeIE9aYa8CjE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0810" calcext:value-type="string">
            <text:p>pathwayParticipation extracted from WikiPathways version 20170810</text:p>
          </table:table-cell>
          <table:table-cell office:value-type="string" calcext:value-type="string">
            <text:p>} &amp;</text:p>
          </table:table-cell>
          <table:table-cell table:formula="of:=&quot; &quot; &amp; LEFT([$indexes.C38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38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39]" office:value-type="string" office:string-value="http://purl.org/np/RAGziCxT6VmT0P88oV1fojSV4uGTDN6GRMhWQtYivAm5Q" calcext:value-type="string">
            <text:p>http://purl.org/np/RAGziCxT6VmT0P88oV1fojSV4uGTDN6GRMhWQtYivAm5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0810" calcext:value-type="string">
            <text:p>interactions extracted from WikiPathways version 20170810</text:p>
          </table:table-cell>
          <table:table-cell office:value-type="string" calcext:value-type="string">
            <text:p>} &amp;</text:p>
          </table:table-cell>
          <table:table-cell table:formula="of:=&quot; &quot; &amp; LEFT([$indexes.C39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39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40]" office:value-type="string" office:string-value="http://purl.org/np/RArhG7E2zajatC9l5YfYJ97yrdvNn2gAJjyJV5G9X4xLA" calcext:value-type="string">
            <text:p>http://purl.org/np/RArhG7E2zajatC9l5YfYJ97yrdvNn2gAJjyJV5G9X4xL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0810" calcext:value-type="string">
            <text:p>complexes extracted from WikiPathways version 20170810</text:p>
          </table:table-cell>
          <table:table-cell office:value-type="string" calcext:value-type="string">
            <text:p>} &amp;</text:p>
          </table:table-cell>
          <table:table-cell table:formula="of:=&quot; &quot; &amp; LEFT([$indexes.C40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40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41]" office:value-type="string" office:string-value="http://purl.org/np/RATjW4Rl_8gGY_SdlIYaaRuLiKMBYKtHZ78MoiuHDzwg8" calcext:value-type="string">
            <text:p>http://purl.org/np/RATjW4Rl_8gGY_SdlIYaaRuLiKMBYKtHZ78MoiuHDzwg8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0710" calcext:value-type="string">
            <text:p>WikiPathways, incremental dataset, 20170710</text:p>
          </table:table-cell>
          <table:table-cell office:value-type="string" calcext:value-type="string">
            <text:p>} &amp;</text:p>
          </table:table-cell>
          <table:table-cell table:formula="of:=&quot; &quot; &amp; LEFT([$indexes.C41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41]"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42]" office:value-type="string" office:string-value="http://purl.org/np/RAdJFUnFeXykbkij-_0qLhdh7iVnM8_46JQihRmGTeR6E" calcext:value-type="string">
            <text:p>http://purl.org/np/RAdJFUnFeXykbkij-_0qLhdh7iVnM8_46JQihRmGTeR6E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0710" calcext:value-type="string">
            <text:p>pathwayParticipation extracted from WikiPathways version 20170710</text:p>
          </table:table-cell>
          <table:table-cell office:value-type="string" calcext:value-type="string">
            <text:p>} &amp;</text:p>
          </table:table-cell>
          <table:table-cell table:formula="of:=&quot; &quot; &amp; LEFT([$indexes.C42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42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43]" office:value-type="string" office:string-value="http://purl.org/np/RAmEI2cMCUyH1WTNguP_M7NvsZoHhtosnoE45jj3AwprA" calcext:value-type="string">
            <text:p>http://purl.org/np/RAmEI2cMCUyH1WTNguP_M7NvsZoHhtosnoE45jj3Awpr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0710" calcext:value-type="string">
            <text:p>interactions extracted from WikiPathways version 20170710</text:p>
          </table:table-cell>
          <table:table-cell office:value-type="string" calcext:value-type="string">
            <text:p>} &amp;</text:p>
          </table:table-cell>
          <table:table-cell table:formula="of:=&quot; &quot; &amp; LEFT([$indexes.C43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43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44]" office:value-type="string" office:string-value="http://purl.org/np/RAWI1WaLMfpctXfhFSh0rvYrhm_EQ82a1YALToHk3cXqM" calcext:value-type="string">
            <text:p>http://purl.org/np/RAWI1WaLMfpctXfhFSh0rvYrhm_EQ82a1YALToHk3cXqM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0710" calcext:value-type="string">
            <text:p>complexes extracted from WikiPathways version 20170710</text:p>
          </table:table-cell>
          <table:table-cell office:value-type="string" calcext:value-type="string">
            <text:p>} &amp;</text:p>
          </table:table-cell>
          <table:table-cell table:formula="of:=&quot; &quot; &amp; LEFT([$indexes.C44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44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45]" office:value-type="string" office:string-value="http://purl.org/np/RA-OqlWv038E_6gEuB-7_Q0Z1vg1Riztes6wbO72K4T6Y" calcext:value-type="string">
            <text:p>http://purl.org/np/RA-OqlWv038E_6gEuB-7_Q0Z1vg1Riztes6wbO72K4T6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0610" calcext:value-type="string">
            <text:p>WikiPathways, incremental dataset, 20170610</text:p>
          </table:table-cell>
          <table:table-cell office:value-type="string" calcext:value-type="string">
            <text:p>} &amp;</text:p>
          </table:table-cell>
          <table:table-cell table:formula="of:=&quot; &quot; &amp; LEFT([$indexes.C45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45]"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46]" office:value-type="string" office:string-value="http://purl.org/np/RA9h-sX7g9x_R2sLq8gpyIwgyYpijvp4YIuACWdt3UXbQ" calcext:value-type="string">
            <text:p>http://purl.org/np/RA9h-sX7g9x_R2sLq8gpyIwgyYpijvp4YIuACWdt3UXb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0610" calcext:value-type="string">
            <text:p>pathwayParticipation extracted from WikiPathways version 20170610</text:p>
          </table:table-cell>
          <table:table-cell office:value-type="string" calcext:value-type="string">
            <text:p>} &amp;</text:p>
          </table:table-cell>
          <table:table-cell table:formula="of:=&quot; &quot; &amp; LEFT([$indexes.C46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46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47]" office:value-type="string" office:string-value="http://purl.org/np/RA-W56ZJP0U84frO_AnS_ZtyicjCf2IjNYK18bJ8FpZao" calcext:value-type="string">
            <text:p>http://purl.org/np/RA-W56ZJP0U84frO_AnS_ZtyicjCf2IjNYK18bJ8FpZao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0610" calcext:value-type="string">
            <text:p>interactions extracted from WikiPathways version 20170610</text:p>
          </table:table-cell>
          <table:table-cell office:value-type="string" calcext:value-type="string">
            <text:p>} &amp;</text:p>
          </table:table-cell>
          <table:table-cell table:formula="of:=&quot; &quot; &amp; LEFT([$indexes.C47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47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48]" office:value-type="string" office:string-value="http://purl.org/np/RAp9QBqvyPlvIoOpA_fCCVYHHlsInHIu2EmxOFQd7yRQg" calcext:value-type="string">
            <text:p>http://purl.org/np/RAp9QBqvyPlvIoOpA_fCCVYHHlsInHIu2EmxOFQd7yRQ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0610" calcext:value-type="string">
            <text:p>complexes extracted from WikiPathways version 20170610</text:p>
          </table:table-cell>
          <table:table-cell office:value-type="string" calcext:value-type="string">
            <text:p>} &amp;</text:p>
          </table:table-cell>
          <table:table-cell table:formula="of:=&quot; &quot; &amp; LEFT([$indexes.C48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[$indexes.E48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49]" office:value-type="string" office:string-value="http://rdf.disgenet.org/nanopub-server/RAfh_E6xmcdxDifBCA5ojx061d4pfK6GHCdbiNqRxNou8" calcext:value-type="string">
            <text:p>http://rdf.disgenet.org/nanopub-server/RAfh_E6xmcdxDifBCA5ojx061d4pfK6GHCdbiNqRxNou8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isGeNET v5.0.0.0" calcext:value-type="string">
            <text:p>DisGeNET v5.0.0.0</text:p>
          </table:table-cell>
          <table:table-cell office:value-type="string" calcext:value-type="string">
            <text:p>} &amp;</text:p>
          </table:table-cell>
          <table:table-cell table:formula="of:=&quot; &quot; &amp; LEFT([$indexes.C49];10) &amp; &quot; &quot;" office:value-type="string" office:string-value=" 2017-10-17 " calcext:value-type="string">
            <text:p><text:s/>2017-10-17 </text:p>
          </table:table-cell>
          <table:table-cell office:value-type="string" calcext:value-type="string">
            <text:p>&amp;</text:p>
          </table:table-cell>
          <table:table-cell table:formula="of:=[$indexes.E49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50]" office:value-type="string" office:string-value="http://purl.org/np/RAeyljAme-dwlpRSljxhq5Z2ga5SRRU3cs32Q1uBxtlXU" calcext:value-type="string">
            <text:p>http://purl.org/np/RAeyljAme-dwlpRSljxhq5Z2ga5SRRU3cs32Q1uBxtlXU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ata for meta-analysis of polycystic kidney disease expression profiles" calcext:value-type="string">
            <text:p>Data for meta-analysis of polycystic kidney disease expression profiles</text:p>
          </table:table-cell>
          <table:table-cell office:value-type="string" calcext:value-type="string">
            <text:p>} &amp;</text:p>
          </table:table-cell>
          <table:table-cell table:formula="of:=&quot; &quot; &amp; LEFT([$indexes.C50];10) &amp; &quot; &quot;" office:value-type="string" office:string-value=" 2017-05-18 " calcext:value-type="string">
            <text:p><text:s/>2017-05-18 </text:p>
          </table:table-cell>
          <table:table-cell office:value-type="string" calcext:value-type="string">
            <text:p>&amp;</text:p>
          </table:table-cell>
          <table:table-cell table:formula="of:=[$indexes.E50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51]" office:value-type="string" office:string-value="http://purl.org/np/RAxMyDRaM8RmKGNiEe7dQPRUTuz616iI-N2T-H3MPYmXk" calcext:value-type="string">
            <text:p>http://purl.org/np/RAxMyDRaM8RmKGNiEe7dQPRUTuz616iI-N2T-H3MPYmXk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1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51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51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52]" office:value-type="string" office:string-value="http://purl.org/np/RAcf4tihZLL_aK81hwThIrNxjOhks4sEloBStEgzyR1tI" calcext:value-type="string">
            <text:p>http://purl.org/np/RAcf4tihZLL_aK81hwThIrNxjOhks4sEloBStEgzyR1tI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2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52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52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53]" office:value-type="string" office:string-value="http://purl.org/np/RAAGy9p2PABQk-MlGDF30myYrhJeDiqDpL9D5L82Knm3E" calcext:value-type="string">
            <text:p>http://purl.org/np/RAAGy9p2PABQk-MlGDF30myYrhJeDiqDpL9D5L82Knm3E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3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53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53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54]" office:value-type="string" office:string-value="http://purl.org/np/RAKz0OQ3Dq8dDWqF7SIY4TgYcZRX4d2TnmLUEbOwnaGmQ" calcext:value-type="string">
            <text:p>http://purl.org/np/RAKz0OQ3Dq8dDWqF7SIY4TgYcZRX4d2TnmLUEbOwnaGm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0510" calcext:value-type="string">
            <text:p>WikiPathways, incremental dataset, 20170510</text:p>
          </table:table-cell>
          <table:table-cell office:value-type="string" calcext:value-type="string">
            <text:p>} &amp;</text:p>
          </table:table-cell>
          <table:table-cell table:formula="of:=&quot; &quot; &amp; LEFT([$indexes.C54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54]"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55]" office:value-type="string" office:string-value="http://purl.org/np/RAbZxrCNajdfj4BMq6WAixbB1hsshC8_hcBlmoaZ3clUU" calcext:value-type="string">
            <text:p>http://purl.org/np/RAbZxrCNajdfj4BMq6WAixbB1hsshC8_hcBlmoaZ3clUU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0410" calcext:value-type="string">
            <text:p>WikiPathways, incremental dataset, 20170410</text:p>
          </table:table-cell>
          <table:table-cell office:value-type="string" calcext:value-type="string">
            <text:p>} &amp;</text:p>
          </table:table-cell>
          <table:table-cell table:formula="of:=&quot; &quot; &amp; LEFT([$indexes.C55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55]"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56]" office:value-type="string" office:string-value="http://purl.org/np/RAQoM3x3EezX6HL-FO48oLNv3xwHhSJjavnw2cDuMXDm8" calcext:value-type="string">
            <text:p>http://purl.org/np/RAQoM3x3EezX6HL-FO48oLNv3xwHhSJjavnw2cDuMXDm8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0310" calcext:value-type="string">
            <text:p>WikiPathways, incremental dataset, 20170310</text:p>
          </table:table-cell>
          <table:table-cell office:value-type="string" calcext:value-type="string">
            <text:p>} &amp;</text:p>
          </table:table-cell>
          <table:table-cell table:formula="of:=&quot; &quot; &amp; LEFT([$indexes.C56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56]"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57]" office:value-type="string" office:string-value="http://purl.org/np/RAyZp9GEJJixTX91NqTHvJX4sxuXVqfIR3s453GxdTiUY" calcext:value-type="string">
            <text:p>http://purl.org/np/RAyZp9GEJJixTX91NqTHvJX4sxuXVqfIR3s453GxdTiU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0210" calcext:value-type="string">
            <text:p>WikiPathways, incremental dataset, 20170210</text:p>
          </table:table-cell>
          <table:table-cell office:value-type="string" calcext:value-type="string">
            <text:p>} &amp;</text:p>
          </table:table-cell>
          <table:table-cell table:formula="of:=&quot; &quot; &amp; LEFT([$indexes.C57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57]"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58]" office:value-type="string" office:string-value="http://purl.org/np/RALSbi8hYBwO0LRScOREHn6wRecg0V87xdQ6fKlzZbh0s" calcext:value-type="string">
            <text:p>http://purl.org/np/RALSbi8hYBwO0LRScOREHn6wRecg0V87xdQ6fKlzZbh0s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61210" calcext:value-type="string">
            <text:p>WikiPathways, incremental dataset, 20161210</text:p>
          </table:table-cell>
          <table:table-cell office:value-type="string" calcext:value-type="string">
            <text:p>} &amp;</text:p>
          </table:table-cell>
          <table:table-cell table:formula="of:=&quot; &quot; &amp; LEFT([$indexes.C58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58]"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59]" office:value-type="string" office:string-value="http://purl.org/np/RANmrwy03InvBPOTS31CDn-mMQBLS-CId_3ctqlgNs5b0" calcext:value-type="string">
            <text:p>http://purl.org/np/RANmrwy03InvBPOTS31CDn-mMQBLS-CId_3ctqlgNs5b0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61110" calcext:value-type="string">
            <text:p>WikiPathways, incremental dataset, 20161110</text:p>
          </table:table-cell>
          <table:table-cell office:value-type="string" calcext:value-type="string">
            <text:p>} &amp;</text:p>
          </table:table-cell>
          <table:table-cell table:formula="of:=&quot; &quot; &amp; LEFT([$indexes.C59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59]"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60]" office:value-type="string" office:string-value="http://purl.org/np/RAUv52zWreL97X4-s8ChdQ7yzma_TqXWiGL3oeISLqpQY" calcext:value-type="string">
            <text:p>http://purl.org/np/RAUv52zWreL97X4-s8ChdQ7yzma_TqXWiGL3oeISLqpQ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61010" calcext:value-type="string">
            <text:p>WikiPathways, incremental dataset, 20161010</text:p>
          </table:table-cell>
          <table:table-cell office:value-type="string" calcext:value-type="string">
            <text:p>} &amp;</text:p>
          </table:table-cell>
          <table:table-cell table:formula="of:=&quot; &quot; &amp; LEFT([$indexes.C60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60]" office:value-type="float" office:value="2" calcext:value-type="float">
            <text:p>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61]" office:value-type="string" office:string-value="http://purl.org/np/RA2XpJikTwBSreEKut0jtQ52BAXV2Bulei-YS-9ya6CWI" calcext:value-type="string">
            <text:p>http://purl.org/np/RA2XpJikTwBSreEKut0jtQ52BAXV2Bulei-YS-9ya6CWI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60910" calcext:value-type="string">
            <text:p>WikiPathways, incremental dataset, 20160910</text:p>
          </table:table-cell>
          <table:table-cell office:value-type="string" calcext:value-type="string">
            <text:p>} &amp;</text:p>
          </table:table-cell>
          <table:table-cell table:formula="of:=&quot; &quot; &amp; LEFT([$indexes.C61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61]" office:value-type="float" office:value="2" calcext:value-type="float">
            <text:p>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62]" office:value-type="string" office:string-value="http://purl.org/np/RAn72jhK8wPzZIbFLMNBEHk9s3JYRr2VEJkSji6vd151A" calcext:value-type="string">
            <text:p>http://purl.org/np/RAn72jhK8wPzZIbFLMNBEHk9s3JYRr2VEJkSji6vd151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60810" calcext:value-type="string">
            <text:p>WikiPathways, incremental dataset, 20160810</text:p>
          </table:table-cell>
          <table:table-cell office:value-type="string" calcext:value-type="string">
            <text:p>} &amp;</text:p>
          </table:table-cell>
          <table:table-cell table:formula="of:=&quot; &quot; &amp; LEFT([$indexes.C62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62]" office:value-type="float" office:value="2" calcext:value-type="float">
            <text:p>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63]" office:value-type="string" office:string-value="http://purl.org/np/RAv1c3VBY0-0FSlVYsyXzqecgnd0V4zeeE83eDnRgwzKQ" calcext:value-type="string">
            <text:p>http://purl.org/np/RAv1c3VBY0-0FSlVYsyXzqecgnd0V4zeeE83eDnRgwzK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60710" calcext:value-type="string">
            <text:p>WikiPathways, incremental dataset, 20160710</text:p>
          </table:table-cell>
          <table:table-cell office:value-type="string" calcext:value-type="string">
            <text:p>} &amp;</text:p>
          </table:table-cell>
          <table:table-cell table:formula="of:=&quot; &quot; &amp; LEFT([$indexes.C63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63]" office:value-type="float" office:value="2" calcext:value-type="float">
            <text:p>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64]" office:value-type="string" office:string-value="http://purl.org/np/RAkl7dPvlpTxXv3b5skIPdcseA0707M0Ab63FfBsFvEAc" calcext:value-type="string">
            <text:p>http://purl.org/np/RAkl7dPvlpTxXv3b5skIPdcseA0707M0Ab63FfBsFvEAc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60610" calcext:value-type="string">
            <text:p>WikiPathways, incremental dataset, 20160610</text:p>
          </table:table-cell>
          <table:table-cell office:value-type="string" calcext:value-type="string">
            <text:p>} &amp;</text:p>
          </table:table-cell>
          <table:table-cell table:formula="of:=&quot; &quot; &amp; LEFT([$indexes.C64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64]" office:value-type="float" office:value="2" calcext:value-type="float">
            <text:p>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65]" office:value-type="string" office:string-value="http://purl.org/np/RAFyJrsxjjkkT2ALN2PkgQTI4YrHVfYgygpxqmxMhSMqA" calcext:value-type="string">
            <text:p>http://purl.org/np/RAFyJrsxjjkkT2ALN2PkgQTI4YrHVfYgygpxqmxMhSMq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0510" calcext:value-type="string">
            <text:p>pathwayParticipation extracted from WikiPathways version 20170510</text:p>
          </table:table-cell>
          <table:table-cell office:value-type="string" calcext:value-type="string">
            <text:p>} &amp;</text:p>
          </table:table-cell>
          <table:table-cell table:formula="of:=&quot; &quot; &amp; LEFT([$indexes.C65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65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66]" office:value-type="string" office:string-value="http://purl.org/np/RA7H_R7RZRiJ14J3KTFD9IGzdnlWlp1kCJWlJWlTHseno" calcext:value-type="string">
            <text:p>http://purl.org/np/RA7H_R7RZRiJ14J3KTFD9IGzdnlWlp1kCJWlJWlTHseno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0410" calcext:value-type="string">
            <text:p>pathwayParticipation extracted from WikiPathways version 20170410</text:p>
          </table:table-cell>
          <table:table-cell office:value-type="string" calcext:value-type="string">
            <text:p>} &amp;</text:p>
          </table:table-cell>
          <table:table-cell table:formula="of:=&quot; &quot; &amp; LEFT([$indexes.C66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66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67]" office:value-type="string" office:string-value="http://purl.org/np/RAtKHwlPZQSYGG6pXxcvZ-lrRwRsiCxfpO48L5KEXn4jA" calcext:value-type="string">
            <text:p>http://purl.org/np/RAtKHwlPZQSYGG6pXxcvZ-lrRwRsiCxfpO48L5KEXn4j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0310" calcext:value-type="string">
            <text:p>pathwayParticipation extracted from WikiPathways version 20170310</text:p>
          </table:table-cell>
          <table:table-cell office:value-type="string" calcext:value-type="string">
            <text:p>} &amp;</text:p>
          </table:table-cell>
          <table:table-cell table:formula="of:=&quot; &quot; &amp; LEFT([$indexes.C67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67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68]" office:value-type="string" office:string-value="http://purl.org/np/RAwx3ICvG1xAzLye1c2TCYKAf3EilnyBP1DCcIqdSlZLg" calcext:value-type="string">
            <text:p>http://purl.org/np/RAwx3ICvG1xAzLye1c2TCYKAf3EilnyBP1DCcIqdSlZL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0210" calcext:value-type="string">
            <text:p>pathwayParticipation extracted from WikiPathways version 20170210</text:p>
          </table:table-cell>
          <table:table-cell office:value-type="string" calcext:value-type="string">
            <text:p>} &amp;</text:p>
          </table:table-cell>
          <table:table-cell table:formula="of:=&quot; &quot; &amp; LEFT([$indexes.C68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68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69]" office:value-type="string" office:string-value="http://purl.org/np/RAlqhe3FmRcaPsQP9F6z6mlpc7QcS-87fbFYUmQm1zCVI" calcext:value-type="string">
            <text:p>http://purl.org/np/RAlqhe3FmRcaPsQP9F6z6mlpc7QcS-87fbFYUmQm1zCVI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61210" calcext:value-type="string">
            <text:p>pathwayParticipation extracted from WikiPathways version 20161210</text:p>
          </table:table-cell>
          <table:table-cell office:value-type="string" calcext:value-type="string">
            <text:p>} &amp;</text:p>
          </table:table-cell>
          <table:table-cell table:formula="of:=&quot; &quot; &amp; LEFT([$indexes.C69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69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70]" office:value-type="string" office:string-value="http://purl.org/np/RAieZ49uxdKeXrqyDXvYC_fTnribtq9_fvsZdodCTJ-tk" calcext:value-type="string">
            <text:p>http://purl.org/np/RAieZ49uxdKeXrqyDXvYC_fTnribtq9_fvsZdodCTJ-tk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61110" calcext:value-type="string">
            <text:p>pathwayParticipation extracted from WikiPathways version 20161110</text:p>
          </table:table-cell>
          <table:table-cell office:value-type="string" calcext:value-type="string">
            <text:p>} &amp;</text:p>
          </table:table-cell>
          <table:table-cell table:formula="of:=&quot; &quot; &amp; LEFT([$indexes.C70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70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71]" office:value-type="string" office:string-value="http://purl.org/np/RApizOwYz0AfBo6y1TSmG_5hWCbXYCKVa2HspzrMEoTjk" calcext:value-type="string">
            <text:p>http://purl.org/np/RApizOwYz0AfBo6y1TSmG_5hWCbXYCKVa2HspzrMEoTjk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0510" calcext:value-type="string">
            <text:p>interactions extracted from WikiPathways version 20170510</text:p>
          </table:table-cell>
          <table:table-cell office:value-type="string" calcext:value-type="string">
            <text:p>} &amp;</text:p>
          </table:table-cell>
          <table:table-cell table:formula="of:=&quot; &quot; &amp; LEFT([$indexes.C71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71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72]" office:value-type="string" office:string-value="http://purl.org/np/RAd2XME41qX2G0_L8iyKZ5HQfzXc9iPoR4JKqlfxjr67I" calcext:value-type="string">
            <text:p>http://purl.org/np/RAd2XME41qX2G0_L8iyKZ5HQfzXc9iPoR4JKqlfxjr67I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0410" calcext:value-type="string">
            <text:p>interactions extracted from WikiPathways version 20170410</text:p>
          </table:table-cell>
          <table:table-cell office:value-type="string" calcext:value-type="string">
            <text:p>} &amp;</text:p>
          </table:table-cell>
          <table:table-cell table:formula="of:=&quot; &quot; &amp; LEFT([$indexes.C72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72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73]" office:value-type="string" office:string-value="http://purl.org/np/RALEiGJ4h5ddSN92eL3AlewfhCxrdgeZ1YLhWjR_1wZFE" calcext:value-type="string">
            <text:p>http://purl.org/np/RALEiGJ4h5ddSN92eL3AlewfhCxrdgeZ1YLhWjR_1wZFE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0310" calcext:value-type="string">
            <text:p>interactions extracted from WikiPathways version 20170310</text:p>
          </table:table-cell>
          <table:table-cell office:value-type="string" calcext:value-type="string">
            <text:p>} &amp;</text:p>
          </table:table-cell>
          <table:table-cell table:formula="of:=&quot; &quot; &amp; LEFT([$indexes.C73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73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74]" office:value-type="string" office:string-value="http://purl.org/np/RAz6aGMobsbBYFWTp95n2RQOYZI8ZerInelEow0fsWGko" calcext:value-type="string">
            <text:p>http://purl.org/np/RAz6aGMobsbBYFWTp95n2RQOYZI8ZerInelEow0fsWGko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0210" calcext:value-type="string">
            <text:p>interactions extracted from WikiPathways version 20170210</text:p>
          </table:table-cell>
          <table:table-cell office:value-type="string" calcext:value-type="string">
            <text:p>} &amp;</text:p>
          </table:table-cell>
          <table:table-cell table:formula="of:=&quot; &quot; &amp; LEFT([$indexes.C74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74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75]" office:value-type="string" office:string-value="http://purl.org/np/RABXul9kAvYymPptZYM48cIBKVu5z17W4M2jtrn1a3GJQ" calcext:value-type="string">
            <text:p>http://purl.org/np/RABXul9kAvYymPptZYM48cIBKVu5z17W4M2jtrn1a3GJ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61210" calcext:value-type="string">
            <text:p>interactions extracted from WikiPathways version 20161210</text:p>
          </table:table-cell>
          <table:table-cell office:value-type="string" calcext:value-type="string">
            <text:p>} &amp;</text:p>
          </table:table-cell>
          <table:table-cell table:formula="of:=&quot; &quot; &amp; LEFT([$indexes.C75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75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76]" office:value-type="string" office:string-value="http://purl.org/np/RAYuzoANh721DxMebtf-AZMyW3vIxBvZh22if0Pc8hNo0" calcext:value-type="string">
            <text:p>http://purl.org/np/RAYuzoANh721DxMebtf-AZMyW3vIxBvZh22if0Pc8hNo0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61110" calcext:value-type="string">
            <text:p>interactions extracted from WikiPathways version 20161110</text:p>
          </table:table-cell>
          <table:table-cell office:value-type="string" calcext:value-type="string">
            <text:p>} &amp;</text:p>
          </table:table-cell>
          <table:table-cell table:formula="of:=&quot; &quot; &amp; LEFT([$indexes.C76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76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77]" office:value-type="string" office:string-value="http://purl.org/np/RA8nws6QKUl6NCEqOSBnV3VNdGoXTjDi2rSgFcciQotW4" calcext:value-type="string">
            <text:p>http://purl.org/np/RA8nws6QKUl6NCEqOSBnV3VNdGoXTjDi2rSgFcciQotW4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61010" calcext:value-type="string">
            <text:p>interactions extracted from WikiPathways version 20161010</text:p>
          </table:table-cell>
          <table:table-cell office:value-type="string" calcext:value-type="string">
            <text:p>} &amp;</text:p>
          </table:table-cell>
          <table:table-cell table:formula="of:=&quot; &quot; &amp; LEFT([$indexes.C77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77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78]" office:value-type="string" office:string-value="http://purl.org/np/RA6Sbqku5f5D4rhHF9Sc-XVnCNDsk7CTrt24lnScnkHoA" calcext:value-type="string">
            <text:p>http://purl.org/np/RA6Sbqku5f5D4rhHF9Sc-XVnCNDsk7CTrt24lnScnkHo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60910" calcext:value-type="string">
            <text:p>interactions extracted from WikiPathways version 20160910</text:p>
          </table:table-cell>
          <table:table-cell office:value-type="string" calcext:value-type="string">
            <text:p>} &amp;</text:p>
          </table:table-cell>
          <table:table-cell table:formula="of:=&quot; &quot; &amp; LEFT([$indexes.C78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78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79]" office:value-type="string" office:string-value="http://purl.org/np/RAOHFPqgB7grnOPYfhXfcZEsY7dHHjfHQGzrL2Mp6aUtQ" calcext:value-type="string">
            <text:p>http://purl.org/np/RAOHFPqgB7grnOPYfhXfcZEsY7dHHjfHQGzrL2Mp6aUt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60810" calcext:value-type="string">
            <text:p>interactions extracted from WikiPathways version 20160810</text:p>
          </table:table-cell>
          <table:table-cell office:value-type="string" calcext:value-type="string">
            <text:p>} &amp;</text:p>
          </table:table-cell>
          <table:table-cell table:formula="of:=&quot; &quot; &amp; LEFT([$indexes.C79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79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80]" office:value-type="string" office:string-value="http://purl.org/np/RAB4s_Mswg579pYGflUa1Gu_84hMmByKY8nn013npwBl0" calcext:value-type="string">
            <text:p>http://purl.org/np/RAB4s_Mswg579pYGflUa1Gu_84hMmByKY8nn013npwBl0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60710" calcext:value-type="string">
            <text:p>interactions extracted from WikiPathways version 20160710</text:p>
          </table:table-cell>
          <table:table-cell office:value-type="string" calcext:value-type="string">
            <text:p>} &amp;</text:p>
          </table:table-cell>
          <table:table-cell table:formula="of:=&quot; &quot; &amp; LEFT([$indexes.C80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80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81]" office:value-type="string" office:string-value="http://purl.org/np/RA3-lOrJmxp2tYS3fa4t5dD09NcmcVbPeCV-suchaJFRA" calcext:value-type="string">
            <text:p>http://purl.org/np/RA3-lOrJmxp2tYS3fa4t5dD09NcmcVbPeCV-suchaJFR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60610" calcext:value-type="string">
            <text:p>interactions extracted from WikiPathways version 20160610</text:p>
          </table:table-cell>
          <table:table-cell office:value-type="string" calcext:value-type="string">
            <text:p>} &amp;</text:p>
          </table:table-cell>
          <table:table-cell table:formula="of:=&quot; &quot; &amp; LEFT([$indexes.C81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81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82]" office:value-type="string" office:string-value="http://purl.org/np/RA1gsyHUYrQV3yOgRQ1XrHVWrrF41GQV1h6BePCfm-7eg" calcext:value-type="string">
            <text:p>http://purl.org/np/RA1gsyHUYrQV3yOgRQ1XrHVWrrF41GQV1h6BePCfm-7e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0510" calcext:value-type="string">
            <text:p>complexes extracted from WikiPathways version 20170510</text:p>
          </table:table-cell>
          <table:table-cell office:value-type="string" calcext:value-type="string">
            <text:p>} &amp;</text:p>
          </table:table-cell>
          <table:table-cell table:formula="of:=&quot; &quot; &amp; LEFT([$indexes.C82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82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83]" office:value-type="string" office:string-value="http://purl.org/np/RAND_wLT2kB7y5kU7XhM1_1v0FVuQsxlW2oHVUNODoYXM" calcext:value-type="string">
            <text:p>http://purl.org/np/RAND_wLT2kB7y5kU7XhM1_1v0FVuQsxlW2oHVUNODoYXM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0410" calcext:value-type="string">
            <text:p>complexes extracted from WikiPathways version 20170410</text:p>
          </table:table-cell>
          <table:table-cell office:value-type="string" calcext:value-type="string">
            <text:p>} &amp;</text:p>
          </table:table-cell>
          <table:table-cell table:formula="of:=&quot; &quot; &amp; LEFT([$indexes.C83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83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84]" office:value-type="string" office:string-value="http://purl.org/np/RACwicgJPGLo5kW8r-4OE4PWpdXj1MEkSrAYmM1tm_kRU" calcext:value-type="string">
            <text:p>http://purl.org/np/RACwicgJPGLo5kW8r-4OE4PWpdXj1MEkSrAYmM1tm_kRU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0310" calcext:value-type="string">
            <text:p>complexes extracted from WikiPathways version 20170310</text:p>
          </table:table-cell>
          <table:table-cell office:value-type="string" calcext:value-type="string">
            <text:p>} &amp;</text:p>
          </table:table-cell>
          <table:table-cell table:formula="of:=&quot; &quot; &amp; LEFT([$indexes.C84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84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85]" office:value-type="string" office:string-value="http://purl.org/np/RAN4lt0A-fANM4g1NuHni4J7xs1IlBaXYKVNGVoKBGOZo" calcext:value-type="string">
            <text:p>http://purl.org/np/RAN4lt0A-fANM4g1NuHni4J7xs1IlBaXYKVNGVoKBGOZo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0210" calcext:value-type="string">
            <text:p>complexes extracted from WikiPathways version 20170210</text:p>
          </table:table-cell>
          <table:table-cell office:value-type="string" calcext:value-type="string">
            <text:p>} &amp;</text:p>
          </table:table-cell>
          <table:table-cell table:formula="of:=&quot; &quot; &amp; LEFT([$indexes.C85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85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86]" office:value-type="string" office:string-value="http://purl.org/np/RA7ursz5NEhudOkQxBgcaV8sw97RLna9FO7isyrypjW-g" calcext:value-type="string">
            <text:p>http://purl.org/np/RA7ursz5NEhudOkQxBgcaV8sw97RLna9FO7isyrypjW-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61210" calcext:value-type="string">
            <text:p>complexes extracted from WikiPathways version 20161210</text:p>
          </table:table-cell>
          <table:table-cell office:value-type="string" calcext:value-type="string">
            <text:p>} &amp;</text:p>
          </table:table-cell>
          <table:table-cell table:formula="of:=&quot; &quot; &amp; LEFT([$indexes.C86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86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87]" office:value-type="string" office:string-value="http://purl.org/np/RAp1UKyGTUgz-oxTJazoR7xUckYX_uwVd5JOoYVi60DKQ" calcext:value-type="string">
            <text:p>http://purl.org/np/RAp1UKyGTUgz-oxTJazoR7xUckYX_uwVd5JOoYVi60DK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61110" calcext:value-type="string">
            <text:p>complexes extracted from WikiPathways version 20161110</text:p>
          </table:table-cell>
          <table:table-cell office:value-type="string" calcext:value-type="string">
            <text:p>} &amp;</text:p>
          </table:table-cell>
          <table:table-cell table:formula="of:=&quot; &quot; &amp; LEFT([$indexes.C87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87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88]" office:value-type="string" office:string-value="http://purl.org/np/RAVvPN0SI9dkGEO_kU-AeqI-llRl1gv7lOagAXKNAm7a8" calcext:value-type="string">
            <text:p>http://purl.org/np/RAVvPN0SI9dkGEO_kU-AeqI-llRl1gv7lOagAXKNAm7a8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61010" calcext:value-type="string">
            <text:p>complexes extracted from WikiPathways version 20161010</text:p>
          </table:table-cell>
          <table:table-cell office:value-type="string" calcext:value-type="string">
            <text:p>} &amp;</text:p>
          </table:table-cell>
          <table:table-cell table:formula="of:=&quot; &quot; &amp; LEFT([$indexes.C88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88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89]" office:value-type="string" office:string-value="http://purl.org/np/RAdGzmpzlOKGrFt4a-es2ncleen1al4AbYuA8tyr7Uk5A" calcext:value-type="string">
            <text:p>http://purl.org/np/RAdGzmpzlOKGrFt4a-es2ncleen1al4AbYuA8tyr7Uk5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60910" calcext:value-type="string">
            <text:p>complexes extracted from WikiPathways version 20160910</text:p>
          </table:table-cell>
          <table:table-cell office:value-type="string" calcext:value-type="string">
            <text:p>} &amp;</text:p>
          </table:table-cell>
          <table:table-cell table:formula="of:=&quot; &quot; &amp; LEFT([$indexes.C89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89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90]" office:value-type="string" office:string-value="http://purl.org/np/RAPABbweeUUbR4pcP8uCxwxLsSi_IJTiYp5dhTVjaSMkY" calcext:value-type="string">
            <text:p>http://purl.org/np/RAPABbweeUUbR4pcP8uCxwxLsSi_IJTiYp5dhTVjaSMk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60810" calcext:value-type="string">
            <text:p>complexes extracted from WikiPathways version 20160810</text:p>
          </table:table-cell>
          <table:table-cell office:value-type="string" calcext:value-type="string">
            <text:p>} &amp;</text:p>
          </table:table-cell>
          <table:table-cell table:formula="of:=&quot; &quot; &amp; LEFT([$indexes.C90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90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91]" office:value-type="string" office:string-value="http://purl.org/np/RAuBeU5Z_RW4snKOczFRB2mttOZ1ZzdUk8v4cUBkv6Tac" calcext:value-type="string">
            <text:p>http://purl.org/np/RAuBeU5Z_RW4snKOczFRB2mttOZ1ZzdUk8v4cUBkv6Tac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60710" calcext:value-type="string">
            <text:p>complexes extracted from WikiPathways version 20160710</text:p>
          </table:table-cell>
          <table:table-cell office:value-type="string" calcext:value-type="string">
            <text:p>} &amp;</text:p>
          </table:table-cell>
          <table:table-cell table:formula="of:=&quot; &quot; &amp; LEFT([$indexes.C91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91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92]" office:value-type="string" office:string-value="http://purl.org/np/RAiIF_QH1NK7I9AuGtPzCj_mP-jWv2beeZUTkEmk9PoW8" calcext:value-type="string">
            <text:p>http://purl.org/np/RAiIF_QH1NK7I9AuGtPzCj_mP-jWv2beeZUTkEmk9PoW8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60610" calcext:value-type="string">
            <text:p>complexes extracted from WikiPathways version 20160610</text:p>
          </table:table-cell>
          <table:table-cell office:value-type="string" calcext:value-type="string">
            <text:p>} &amp;</text:p>
          </table:table-cell>
          <table:table-cell table:formula="of:=&quot; &quot; &amp; LEFT([$indexes.C92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[$indexes.E92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93]" office:value-type="string" office:string-value="http://purl.org/np/RAu0PUrg-M8HxkOiYRXkTg7r9fgOIzFZNINj8q7ywNrdM" calcext:value-type="string">
            <text:p>http://purl.org/np/RAu0PUrg-M8HxkOiYRXkTg7r9fgOIzFZNINj8q7ywNrdM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isGeNET v4.0.0.0, incremental dataset" calcext:value-type="string">
            <text:p>DisGeNET v4.0.0.0, incremental dataset</text:p>
          </table:table-cell>
          <table:table-cell office:value-type="string" calcext:value-type="string">
            <text:p>} &amp;</text:p>
          </table:table-cell>
          <table:table-cell table:formula="of:=&quot; &quot; &amp; LEFT([$indexes.C93];10) &amp; &quot; &quot;" office:value-type="string" office:string-value=" 2017-05-09 " calcext:value-type="string">
            <text:p><text:s/>2017-05-09 </text:p>
          </table:table-cell>
          <table:table-cell office:value-type="string" calcext:value-type="string">
            <text:p>&amp;</text:p>
          </table:table-cell>
          <table:table-cell table:formula="of:=[$indexes.E93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94]" office:value-type="string" office:string-value="http://purl.org/np/RAufQaKzv1pZlMhZo2eBuZtx9vuugLBJsrs4ZkvR53xzw" calcext:value-type="string">
            <text:p>http://purl.org/np/RAufQaKzv1pZlMhZo2eBuZtx9vuugLBJsrs4ZkvR53xzw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isGeNET v3.0.0.0, incremental dataset" calcext:value-type="string">
            <text:p>DisGeNET v3.0.0.0, incremental dataset</text:p>
          </table:table-cell>
          <table:table-cell office:value-type="string" calcext:value-type="string">
            <text:p>} &amp;</text:p>
          </table:table-cell>
          <table:table-cell table:formula="of:=&quot; &quot; &amp; LEFT([$indexes.C94];10) &amp; &quot; &quot;" office:value-type="string" office:string-value=" 2017-05-09 " calcext:value-type="string">
            <text:p><text:s/>2017-05-09 </text:p>
          </table:table-cell>
          <table:table-cell office:value-type="string" calcext:value-type="string">
            <text:p>&amp;</text:p>
          </table:table-cell>
          <table:table-cell table:formula="of:=[$indexes.E94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95]" office:value-type="string" office:string-value="http://purl.org/np/RADYX-ia_TZYAw_eZD0-2oGGA7gnMxOnVj-Gh8wdJgAzI" calcext:value-type="string">
            <text:p>http://purl.org/np/RADYX-ia_TZYAw_eZD0-2oGGA7gnMxOnVj-Gh8wdJgAzI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isGeNET v2.1.0.0, incremental dataset" calcext:value-type="string">
            <text:p>DisGeNET v2.1.0.0, incremental dataset</text:p>
          </table:table-cell>
          <table:table-cell office:value-type="string" calcext:value-type="string">
            <text:p>} &amp;</text:p>
          </table:table-cell>
          <table:table-cell table:formula="of:=&quot; &quot; &amp; LEFT([$indexes.C95];10) &amp; &quot; &quot;" office:value-type="string" office:string-value=" 2017-05-09 " calcext:value-type="string">
            <text:p><text:s/>2017-05-09 </text:p>
          </table:table-cell>
          <table:table-cell office:value-type="string" calcext:value-type="string">
            <text:p>&amp;</text:p>
          </table:table-cell>
          <table:table-cell table:formula="of:=[$indexes.E95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96]" office:value-type="string" office:string-value="http://purl.org/np/RA5rwWe7m-iWz8TF1kHIDCs9kLjwqIYeY3ZwLRQ5K0NZY" calcext:value-type="string">
            <text:p>http://purl.org/np/RA5rwWe7m-iWz8TF1kHIDCs9kLjwqIYeY3ZwLRQ5K0NZ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6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96];10) &amp; &quot; &quot;" office:value-type="string" office:string-value=" 2017-05-04 " calcext:value-type="string">
            <text:p><text:s/>2017-05-04 </text:p>
          </table:table-cell>
          <table:table-cell office:value-type="string" calcext:value-type="string">
            <text:p>&amp;</text:p>
          </table:table-cell>
          <table:table-cell table:formula="of:=[$indexes.E96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97]" office:value-type="string" office:string-value="http://np.inn.ac/RAV0-Gv-hPd05NWFQETchbhflTe5M44PolFlTkzwMWed4" calcext:value-type="string">
            <text:p>http://np.inn.ac/RAV0-Gv-hPd05NWFQETchbhflTe5M44PolFlTkzwMWed4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My example dataset" calcext:value-type="string">
            <text:p>My example dataset</text:p>
          </table:table-cell>
          <table:table-cell office:value-type="string" calcext:value-type="string">
            <text:p>} &amp;</text:p>
          </table:table-cell>
          <table:table-cell table:formula="of:=&quot; &quot; &amp; LEFT([$indexes.C97];10) &amp; &quot; &quot;" office:value-type="string" office:string-value=" 2016-11-28 " calcext:value-type="string">
            <text:p><text:s/>2016-11-28 </text:p>
          </table:table-cell>
          <table:table-cell office:value-type="string" calcext:value-type="string">
            <text:p>&amp;</text:p>
          </table:table-cell>
          <table:table-cell table:formula="of:=[$indexes.E97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98]" office:value-type="string" office:string-value="http://np.inn.ac/RANwPKrLBWo35dliB-75p4rnTt393KJK8LVZDiRN3mUZA" calcext:value-type="string">
            <text:p>http://np.inn.ac/RANwPKrLBWo35dliB-75p4rnTt393KJK8LVZDiRN3mUZ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Human Protein Atlas data" calcext:value-type="string">
            <text:p>Human Protein Atlas data</text:p>
          </table:table-cell>
          <table:table-cell office:value-type="string" calcext:value-type="string">
            <text:p>} &amp;</text:p>
          </table:table-cell>
          <table:table-cell table:formula="of:=&quot; &quot; &amp; LEFT([$indexes.C98];10) &amp; &quot; &quot;" office:value-type="string" office:string-value=" 2016-11-02 " calcext:value-type="string">
            <text:p><text:s/>2016-11-02 </text:p>
          </table:table-cell>
          <table:table-cell office:value-type="string" calcext:value-type="string">
            <text:p>&amp;</text:p>
          </table:table-cell>
          <table:table-cell table:formula="of:=[$indexes.E98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99]" office:value-type="string" office:string-value="http://np.inn.ac/RA0ImMGdhttIJxDJsPw7HiRLZiqpIIhRhzw0Y6r8LvmKg" calcext:value-type="string">
            <text:p>http://np.inn.ac/RA0ImMGdhttIJxDJsPw7HiRLZiqpIIhRhzw0Y6r8LvmK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9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99];10) &amp; &quot; &quot;" office:value-type="string" office:string-value=" 2016-11-02 " calcext:value-type="string">
            <text:p><text:s/>2016-11-02 </text:p>
          </table:table-cell>
          <table:table-cell office:value-type="string" calcext:value-type="string">
            <text:p>&amp;</text:p>
          </table:table-cell>
          <table:table-cell table:formula="of:=[$indexes.E99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00]" office:value-type="string" office:string-value="http://np.inn.ac/RAtyhkWi1DEMnlombfdWvO4zqi2OgCoNz3MRy-YucWH2Q" calcext:value-type="string">
            <text:p>http://np.inn.ac/RAtyhkWi1DEMnlombfdWvO4zqi2OgCoNz3MRy-YucWH2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0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100];10) &amp; &quot; &quot;" office:value-type="string" office:string-value=" 2016-11-02 " calcext:value-type="string">
            <text:p><text:s/>2016-11-02 </text:p>
          </table:table-cell>
          <table:table-cell office:value-type="string" calcext:value-type="string">
            <text:p>&amp;</text:p>
          </table:table-cell>
          <table:table-cell table:formula="of:=[$indexes.E100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01]" office:value-type="string" office:string-value="http://np.inn.ac/RAK92fVJCMpJ3Ie3jMXiehtKnFNzvGd3MQnXOj55CgML8" calcext:value-type="string">
            <text:p>http://np.inn.ac/RAK92fVJCMpJ3Ie3jMXiehtKnFNzvGd3MQnXOj55CgML8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1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101];10) &amp; &quot; &quot;" office:value-type="string" office:string-value=" 2016-11-02 " calcext:value-type="string">
            <text:p><text:s/>2016-11-02 </text:p>
          </table:table-cell>
          <table:table-cell office:value-type="string" calcext:value-type="string">
            <text:p>&amp;</text:p>
          </table:table-cell>
          <table:table-cell table:formula="of:=[$indexes.E101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02]" office:value-type="string" office:string-value="http://np.inn.ac/RAwepzy1rtZCwp_ABboUHReraz95kc4-EM-RP6V4RkKzc" calcext:value-type="string">
            <text:p>http://np.inn.ac/RAwepzy1rtZCwp_ABboUHReraz95kc4-EM-RP6V4RkKzc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2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102];10) &amp; &quot; &quot;" office:value-type="string" office:string-value=" 2016-11-02 " calcext:value-type="string">
            <text:p><text:s/>2016-11-02 </text:p>
          </table:table-cell>
          <table:table-cell office:value-type="string" calcext:value-type="string">
            <text:p>&amp;</text:p>
          </table:table-cell>
          <table:table-cell table:formula="of:=[$indexes.E102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03]" office:value-type="string" office:string-value="http://np.inn.ac/RAwMqPOC0ZdZquSGih3aNsUuwGAGGtaCR3L4r5IRkK5x0" calcext:value-type="string">
            <text:p>http://np.inn.ac/RAwMqPOC0ZdZquSGih3aNsUuwGAGGtaCR3L4r5IRkK5x0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Rett Syndrome data from DisGeNET v4.0.0" calcext:value-type="string">
            <text:p>Rett Syndrome data from DisGeNET v4.0.0</text:p>
          </table:table-cell>
          <table:table-cell office:value-type="string" calcext:value-type="string">
            <text:p>} &amp;</text:p>
          </table:table-cell>
          <table:table-cell table:formula="of:=&quot; &quot; &amp; LEFT([$indexes.C103];10) &amp; &quot; &quot;" office:value-type="string" office:string-value=" 2016-11-02 " calcext:value-type="string">
            <text:p><text:s/>2016-11-02 </text:p>
          </table:table-cell>
          <table:table-cell office:value-type="string" calcext:value-type="string">
            <text:p>&amp;</text:p>
          </table:table-cell>
          <table:table-cell table:formula="of:=[$indexes.E103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04]" office:value-type="string" office:string-value="http://np.inn.ac/RAhoIw-XmyVv7DfMKyni67OHBFRqPvHAodr_iRgJxhtxY" calcext:value-type="string">
            <text:p>http://np.inn.ac/RAhoIw-XmyVv7DfMKyni67OHBFRqPvHAodr_iRgJxhtx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Rett Syndrome data from DisGeNET v3.0.0.0" calcext:value-type="string">
            <text:p>Rett Syndrome data from DisGeNET v3.0.0.0</text:p>
          </table:table-cell>
          <table:table-cell office:value-type="string" calcext:value-type="string">
            <text:p>} &amp;</text:p>
          </table:table-cell>
          <table:table-cell table:formula="of:=&quot; &quot; &amp; LEFT([$indexes.C104];10) &amp; &quot; &quot;" office:value-type="string" office:string-value=" 2016-11-01 " calcext:value-type="string">
            <text:p><text:s/>2016-11-01 </text:p>
          </table:table-cell>
          <table:table-cell office:value-type="string" calcext:value-type="string">
            <text:p>&amp;</text:p>
          </table:table-cell>
          <table:table-cell table:formula="of:=[$indexes.E104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05]" office:value-type="string" office:string-value="http://rdf.disgenet.org/nanopub-server/RAyRv500NbzzqmkouEraxBX-Op9Hg4Wps0HrQkNFyeNLQ" calcext:value-type="string">
            <text:p>http://rdf.disgenet.org/nanopub-server/RAyRv500NbzzqmkouEraxBX-Op9Hg4Wps0HrQkNFyeNL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isGeNET v4.0.0.0 (Nanopub Index)" calcext:value-type="string">
            <text:p>DisGeNET v4.0.0.0 (Nanopub Index)</text:p>
          </table:table-cell>
          <table:table-cell office:value-type="string" calcext:value-type="string">
            <text:p>} &amp;</text:p>
          </table:table-cell>
          <table:table-cell table:formula="of:=&quot; &quot; &amp; LEFT([$indexes.C105];10) &amp; &quot; &quot;" office:value-type="string" office:string-value=" 2016-05-13 " calcext:value-type="string">
            <text:p><text:s/>2016-05-13 </text:p>
          </table:table-cell>
          <table:table-cell office:value-type="string" calcext:value-type="string">
            <text:p>&amp;</text:p>
          </table:table-cell>
          <table:table-cell table:formula="of:=[$indexes.E105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06]" office:value-type="string" office:string-value="http://np.inn.ac/RAxM_p9YP3oZrQZQm_pDg_tVpUKg15UPy_VY90fXiF-NQ" calcext:value-type="string">
            <text:p>http://np.inn.ac/RAxM_p9YP3oZrQZQm_pDg_tVpUKg15UPy_VY90fXiF-N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Regional goverments of Czech Republic" calcext:value-type="string">
            <text:p>Regional goverments of Czech Republic</text:p>
          </table:table-cell>
          <table:table-cell office:value-type="string" calcext:value-type="string">
            <text:p>} &amp;</text:p>
          </table:table-cell>
          <table:table-cell table:formula="of:=&quot; &quot; &amp; LEFT([$indexes.C106];10) &amp; &quot; &quot;" office:value-type="string" office:string-value=" 2016-01-09 " calcext:value-type="string">
            <text:p><text:s/>2016-01-09 </text:p>
          </table:table-cell>
          <table:table-cell office:value-type="string" calcext:value-type="string">
            <text:p>&amp;</text:p>
          </table:table-cell>
          <table:table-cell table:formula="of:=[$indexes.E106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07]" office:value-type="string" office:string-value="http://np.inn.ac/RAnAgWoQuJYRDoC02iZdnPP8CHyDNHTY_HKVCj5BqwdxM" calcext:value-type="string">
            <text:p>http://np.inn.ac/RAnAgWoQuJYRDoC02iZdnPP8CHyDNHTY_HKVCj5BqwdxM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7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107];10) &amp; &quot; &quot;" office:value-type="string" office:string-value=" 2016-01-09 " calcext:value-type="string">
            <text:p><text:s/>2016-01-09 </text:p>
          </table:table-cell>
          <table:table-cell office:value-type="string" calcext:value-type="string">
            <text:p>&amp;</text:p>
          </table:table-cell>
          <table:table-cell table:formula="of:=[$indexes.E107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08]" office:value-type="string" office:string-value="http://rdf.disgenet.org/nanopub-server/RAVEKRW0m6Ly_PjmhcxCZMR5fYIlzzqjOWt1CgcwD_77c" calcext:value-type="string">
            <text:p>http://rdf.disgenet.org/nanopub-server/RAVEKRW0m6Ly_PjmhcxCZMR5fYIlzzqjOWt1CgcwD_77c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isGeNET v3.0.0.0" calcext:value-type="string">
            <text:p>DisGeNET v3.0.0.0</text:p>
          </table:table-cell>
          <table:table-cell office:value-type="string" calcext:value-type="string">
            <text:p>} &amp;</text:p>
          </table:table-cell>
          <table:table-cell table:formula="of:=&quot; &quot; &amp; LEFT([$indexes.C108];10) &amp; &quot; &quot;" office:value-type="string" office:string-value=" 2015-11-15 " calcext:value-type="string">
            <text:p><text:s/>2015-11-15 </text:p>
          </table:table-cell>
          <table:table-cell office:value-type="string" calcext:value-type="string">
            <text:p>&amp;</text:p>
          </table:table-cell>
          <table:table-cell table:formula="of:=[$indexes.E108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09]" office:value-type="string" office:string-value="http://np.inn.ac/RAFa_x4h0ng_NXtof35Ie9pQVsAY69Ab3ZQMir2NP8vGc" calcext:value-type="string">
            <text:p>http://np.inn.ac/RAFa_x4h0ng_NXtof35Ie9pQVsAY69Ab3ZQMir2NP8vGc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9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109];10) &amp; &quot; &quot;" office:value-type="string" office:string-value=" 2015-08-18 " calcext:value-type="string">
            <text:p><text:s/>2015-08-18 </text:p>
          </table:table-cell>
          <table:table-cell office:value-type="string" calcext:value-type="string">
            <text:p>&amp;</text:p>
          </table:table-cell>
          <table:table-cell table:formula="of:=[$indexes.E109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10]" office:value-type="string" office:string-value="http://np.inn.ac/RA7SuQ0e661LJdKpt5EOS2DKykf1ht9LFmNaZtFSDMrXg" calcext:value-type="string">
            <text:p>http://np.inn.ac/RA7SuQ0e661LJdKpt5EOS2DKykf1ht9LFmNaZtFSDMrX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Linked Drug-Drug Interactions (LIDDI) dataset v1.01" calcext:value-type="string">
            <text:p>Linked Drug-Drug Interactions (LIDDI) dataset v1.01</text:p>
          </table:table-cell>
          <table:table-cell office:value-type="string" calcext:value-type="string">
            <text:p>} &amp;</text:p>
          </table:table-cell>
          <table:table-cell table:formula="of:=&quot; &quot; &amp; LEFT([$indexes.C110];10) &amp; &quot; &quot;" office:value-type="string" office:string-value=" 2015-07-17 " calcext:value-type="string">
            <text:p><text:s/>2015-07-17 </text:p>
          </table:table-cell>
          <table:table-cell office:value-type="string" calcext:value-type="string">
            <text:p>&amp;</text:p>
          </table:table-cell>
          <table:table-cell table:formula="of:=[$indexes.E110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11]" office:value-type="string" office:string-value="http://np.inn.ac/RA6jrrPL2NxxFWlo6HFWas1ufp0OdZzS_XKwQDXpJg3CY" calcext:value-type="string">
            <text:p>http://np.inn.ac/RA6jrrPL2NxxFWlo6HFWas1ufp0OdZzS_XKwQDXpJg3C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ata about CDKN2A from BEL2nanopub \&amp; neXtProt" calcext:value-type="string">
            <text:p>Data about CDKN2A from BEL2nanopub \&amp; neXtProt</text:p>
          </table:table-cell>
          <table:table-cell office:value-type="string" calcext:value-type="string">
            <text:p>} &amp;</text:p>
          </table:table-cell>
          <table:table-cell table:formula="of:=&quot; &quot; &amp; LEFT([$indexes.C111];10) &amp; &quot; &quot;" office:value-type="string" office:string-value=" 2015-04-14 " calcext:value-type="string">
            <text:p><text:s/>2015-04-14 </text:p>
          </table:table-cell>
          <table:table-cell office:value-type="string" calcext:value-type="string">
            <text:p>&amp;</text:p>
          </table:table-cell>
          <table:table-cell table:formula="of:=[$indexes.E111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12]" office:value-type="string" office:string-value="http://np.inn.ac/RAXsXUhY8iDbfDdY6sm64hRFPr7eAwYXRlSsqQAz1LE14" calcext:value-type="string">
            <text:p>http://np.inn.ac/RAXsXUhY8iDbfDdY6sm64hRFPr7eAwYXRlSsqQAz1LE14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2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112];10) &amp; &quot; &quot;" office:value-type="string" office:string-value=" 2015-04-09 " calcext:value-type="string">
            <text:p><text:s/>2015-04-09 </text:p>
          </table:table-cell>
          <table:table-cell office:value-type="string" calcext:value-type="string">
            <text:p>&amp;</text:p>
          </table:table-cell>
          <table:table-cell table:formula="of:=[$indexes.E112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13]" office:value-type="string" office:string-value="http://np.inn.ac/RAXFlG04YMi1A5su7oF6emA8mSp6HwyS3mFTVYreDeZRg" calcext:value-type="string">
            <text:p>http://np.inn.ac/RAXFlG04YMi1A5su7oF6emA8mSp6HwyS3mFTVYreDeZR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neXtProt protein data (preliminary)" calcext:value-type="string">
            <text:p>neXtProt protein data (preliminary)</text:p>
          </table:table-cell>
          <table:table-cell office:value-type="string" calcext:value-type="string">
            <text:p>} &amp;</text:p>
          </table:table-cell>
          <table:table-cell table:formula="of:=&quot; &quot; &amp; LEFT([$indexes.C113];10) &amp; &quot; &quot;" office:value-type="string" office:string-value=" 2015-03-09 " calcext:value-type="string">
            <text:p><text:s/>2015-03-09 </text:p>
          </table:table-cell>
          <table:table-cell office:value-type="string" calcext:value-type="string">
            <text:p>&amp;</text:p>
          </table:table-cell>
          <table:table-cell table:formula="of:=[$indexes.E113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14]" office:value-type="string" office:string-value="http://np.inn.ac/RAXy332hxqHPKpmvPc-wqJA7kgWiWa-QA0DIpr29LIG0Q" calcext:value-type="string">
            <text:p>http://np.inn.ac/RAXy332hxqHPKpmvPc-wqJA7kgWiWa-QA0DIpr29LIG0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isGeNET v2.1.0.0" calcext:value-type="string">
            <text:p>DisGeNET v2.1.0.0</text:p>
          </table:table-cell>
          <table:table-cell office:value-type="string" calcext:value-type="string">
            <text:p>} &amp;</text:p>
          </table:table-cell>
          <table:table-cell table:formula="of:=&quot; &quot; &amp; LEFT([$indexes.C114];10) &amp; &quot; &quot;" office:value-type="string" office:string-value=" 2015-03-04 " calcext:value-type="string">
            <text:p><text:s/>2015-03-04 </text:p>
          </table:table-cell>
          <table:table-cell office:value-type="string" calcext:value-type="string">
            <text:p>&amp;</text:p>
          </table:table-cell>
          <table:table-cell table:formula="of:=[$indexes.E114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15]" office:value-type="string" office:string-value="http://np.inn.ac/RAR5dwELYLKGSfrOclnWhjOj-2nGZN_8BW1JjxwFZINHw" calcext:value-type="string">
            <text:p>http://np.inn.ac/RAR5dwELYLKGSfrOclnWhjOj-2nGZN_8BW1JjxwFZINHw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OpenBEL's Small and Large Corpus 20131211" calcext:value-type="string">
            <text:p>OpenBEL's Small and Large Corpus 20131211</text:p>
          </table:table-cell>
          <table:table-cell office:value-type="string" calcext:value-type="string">
            <text:p>} &amp;</text:p>
          </table:table-cell>
          <table:table-cell table:formula="of:=&quot; &quot; &amp; LEFT([$indexes.C115];10) &amp; &quot; &quot;" office:value-type="string" office:string-value=" 2015-03-04 " calcext:value-type="string">
            <text:p><text:s/>2015-03-04 </text:p>
          </table:table-cell>
          <table:table-cell office:value-type="string" calcext:value-type="string">
            <text:p>&amp;</text:p>
          </table:table-cell>
          <table:table-cell table:formula="of:=[$indexes.E115]" office:value-type="float" office:value="2" calcext:value-type="float">
            <text:p>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16]" office:value-type="string" office:string-value="http://np.inn.ac/RACy0I4f_wr62Ol7BhnD5EkJU6Glf-wp0oPbDbyve7P6o" calcext:value-type="string">
            <text:p>http://np.inn.ac/RACy0I4f_wr62Ol7BhnD5EkJU6Glf-wp0oPbDbyve7P6o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OpenBEL's Small and Large Corpus 1.0" calcext:value-type="string">
            <text:p>OpenBEL's Small and Large Corpus 1.0</text:p>
          </table:table-cell>
          <table:table-cell office:value-type="string" calcext:value-type="string">
            <text:p>} &amp;</text:p>
          </table:table-cell>
          <table:table-cell table:formula="of:=&quot; &quot; &amp; LEFT([$indexes.C116];10) &amp; &quot; &quot;" office:value-type="string" office:string-value=" 2015-03-04 " calcext:value-type="string">
            <text:p><text:s/>2015-03-04 </text:p>
          </table:table-cell>
          <table:table-cell office:value-type="string" calcext:value-type="string">
            <text:p>&amp;</text:p>
          </table:table-cell>
          <table:table-cell table:formula="of:=[$indexes.E116]" office:value-type="float" office:value="2" calcext:value-type="float">
            <text:p>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17]" office:value-type="string" office:string-value="http://np.inn.ac/RAY_lQruuagCYtAcKAPptkY7EpITwZeUilGHsWGm9ZWNI" calcext:value-type="string">
            <text:p>http://np.inn.ac/RAY_lQruuagCYtAcKAPptkY7EpITwZeUilGHsWGm9ZWNI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AIDA GeneRIF" calcext:value-type="string">
            <text:p>AIDA GeneRIF</text:p>
          </table:table-cell>
          <table:table-cell office:value-type="string" calcext:value-type="string">
            <text:p>} &amp;</text:p>
          </table:table-cell>
          <table:table-cell table:formula="of:=&quot; &quot; &amp; LEFT([$indexes.C117];10) &amp; &quot; &quot;" office:value-type="string" office:string-value=" 2015-03-04 " calcext:value-type="string">
            <text:p><text:s/>2015-03-04 </text:p>
          </table:table-cell>
          <table:table-cell office:value-type="string" calcext:value-type="string">
            <text:p>&amp;</text:p>
          </table:table-cell>
          <table:table-cell table:formula="of:=[$indexes.E117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18]" office:value-type="string" office:string-value="http://np.inn.ac/RAVEEQwjHbSgw0a7WIZhVkVHOnbfTGY7HNTSDGbrkPAAg" calcext:value-type="string">
            <text:p>http://np.inn.ac/RAVEEQwjHbSgw0a7WIZhVkVHOnbfTGY7HNTSDGbrkPAA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OpenBEL's Small and Large Corpus 20131211" calcext:value-type="string">
            <text:p>OpenBEL's Small and Large Corpus 20131211</text:p>
          </table:table-cell>
          <table:table-cell office:value-type="string" calcext:value-type="string">
            <text:p>} &amp;</text:p>
          </table:table-cell>
          <table:table-cell table:formula="of:=&quot; &quot; &amp; LEFT([$indexes.C118];10) &amp; &quot; &quot;" office:value-type="string" office:string-value=" 2015-03-02 " calcext:value-type="string">
            <text:p><text:s/>2015-03-02 </text:p>
          </table:table-cell>
          <table:table-cell office:value-type="string" calcext:value-type="string">
            <text:p>&amp;</text:p>
          </table:table-cell>
          <table:table-cell table:formula="of:=[$indexes.E118]" office:value-type="float" office:value="2" calcext:value-type="float">
            <text:p>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19]" office:value-type="string" office:string-value="http://np.inn.ac/RAKUB-H_7ATOS2wemqN2yXjGdOqqlYeOuAgy5WOgVQwpg" calcext:value-type="string">
            <text:p>http://np.inn.ac/RAKUB-H_7ATOS2wemqN2yXjGdOqqlYeOuAgy5WOgVQwp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OpenBEL's Small and Large Corpus 1.0" calcext:value-type="string">
            <text:p>OpenBEL's Small and Large Corpus 1.0</text:p>
          </table:table-cell>
          <table:table-cell office:value-type="string" calcext:value-type="string">
            <text:p>} &amp;</text:p>
          </table:table-cell>
          <table:table-cell table:formula="of:=&quot; &quot; &amp; LEFT([$indexes.C119];10) &amp; &quot; &quot;" office:value-type="string" office:string-value=" 2015-03-02 " calcext:value-type="string">
            <text:p><text:s/>2015-03-02 </text:p>
          </table:table-cell>
          <table:table-cell office:value-type="string" calcext:value-type="string">
            <text:p>&amp;</text:p>
          </table:table-cell>
          <table:table-cell table:formula="of:=[$indexes.E119]" office:value-type="float" office:value="2" calcext:value-type="float">
            <text:p>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20]" office:value-type="string" office:string-value="http://np.inn.ac/RAdw0S5f06-Ed2uXNISU-wbXmqvQ9-6hxd4fqIslT38Wg" calcext:value-type="string">
            <text:p>http://np.inn.ac/RAdw0S5f06-Ed2uXNISU-wbXmqvQ9-6hxd4fqIslT38W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2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OpenBEL's Large Corpus 20131211" calcext:value-type="string">
            <text:p>OpenBEL's Large Corpus 20131211</text:p>
          </table:table-cell>
          <table:table-cell office:value-type="string" calcext:value-type="string">
            <text:p>} &amp;</text:p>
          </table:table-cell>
          <table:table-cell table:formula="of:=&quot; &quot; &amp; LEFT([$indexes.C120];10) &amp; &quot; &quot;" office:value-type="string" office:string-value=" 2015-03-02 " calcext:value-type="string">
            <text:p><text:s/>2015-03-02 </text:p>
          </table:table-cell>
          <table:table-cell office:value-type="string" calcext:value-type="string">
            <text:p>&amp;</text:p>
          </table:table-cell>
          <table:table-cell table:formula="of:=[$indexes.E120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21]" office:value-type="string" office:string-value="http://np.inn.ac/RAtF0ivB9B8cb-u3K_zElgmRBxiDwfym1yVBRY6VAyWvE" calcext:value-type="string">
            <text:p>http://np.inn.ac/RAtF0ivB9B8cb-u3K_zElgmRBxiDwfym1yVBRY6VAyWvE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2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OpenBEL's Small Corpus 20131211" calcext:value-type="string">
            <text:p>OpenBEL's Small Corpus 20131211</text:p>
          </table:table-cell>
          <table:table-cell office:value-type="string" calcext:value-type="string">
            <text:p>} &amp;</text:p>
          </table:table-cell>
          <table:table-cell table:formula="of:=&quot; &quot; &amp; LEFT([$indexes.C121];10) &amp; &quot; &quot;" office:value-type="string" office:string-value=" 2015-03-02 " calcext:value-type="string">
            <text:p><text:s/>2015-03-02 </text:p>
          </table:table-cell>
          <table:table-cell office:value-type="string" calcext:value-type="string">
            <text:p>&amp;</text:p>
          </table:table-cell>
          <table:table-cell table:formula="of:=[$indexes.E121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22]" office:value-type="string" office:string-value="http://np.inn.ac/RAsmhDKpyhTORhvWOZZL_cfSVZUqLYJFl_AqF_xPN34Qw" calcext:value-type="string">
            <text:p>http://np.inn.ac/RAsmhDKpyhTORhvWOZZL_cfSVZUqLYJFl_AqF_xPN34Qw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2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OpenBEL's Large Corpus 1.0" calcext:value-type="string">
            <text:p>OpenBEL's Large Corpus 1.0</text:p>
          </table:table-cell>
          <table:table-cell office:value-type="string" calcext:value-type="string">
            <text:p>} &amp;</text:p>
          </table:table-cell>
          <table:table-cell table:formula="of:=&quot; &quot; &amp; LEFT([$indexes.C122];10) &amp; &quot; &quot;" office:value-type="string" office:string-value=" 2015-03-02 " calcext:value-type="string">
            <text:p><text:s/>2015-03-02 </text:p>
          </table:table-cell>
          <table:table-cell office:value-type="string" calcext:value-type="string">
            <text:p>&amp;</text:p>
          </table:table-cell>
          <table:table-cell table:formula="of:=[$indexes.E122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23]" office:value-type="string" office:string-value="http://np.inn.ac/RAR7OfS-AqG9_XogObQZpWq6LaBsV95jeseJtscuwpwJo" calcext:value-type="string">
            <text:p>http://np.inn.ac/RAR7OfS-AqG9_XogObQZpWq6LaBsV95jeseJtscuwpwJo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2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OpenBEL's Small Corpus 1.0" calcext:value-type="string">
            <text:p>OpenBEL's Small Corpus 1.0</text:p>
          </table:table-cell>
          <table:table-cell office:value-type="string" calcext:value-type="string">
            <text:p>} &amp;</text:p>
          </table:table-cell>
          <table:table-cell table:formula="of:=&quot; &quot; &amp; LEFT([$indexes.C123];10) &amp; &quot; &quot;" office:value-type="string" office:string-value=" 2015-03-02 " calcext:value-type="string">
            <text:p><text:s/>2015-03-02 </text:p>
          </table:table-cell>
          <table:table-cell office:value-type="string" calcext:value-type="string">
            <text:p>&amp;</text:p>
          </table:table-cell>
          <table:table-cell table:formula="of:=[$indexes.E123]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/00/0000</text:date>, <text:time style:data-style-name="N2" text:time-value="08:59:39.452345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date>2018-04-05T09:00:43.260537766</dc:date>
    <dc:creator>Tobias Kuhn</dc:creator>
    <meta:editing-duration>PT6M51S</meta:editing-duration>
    <meta:editing-cycles>2</meta:editing-cycles>
    <meta:document-statistic meta:table-count="2" meta:cell-count="1645" meta:object-count="0"/>
  </office:meta>
</office:document-meta>
</file>